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  <style:style style:name="ce6" style:family="table-cell" style:parent-style-name="Default" style:data-style-name="N122">
      <style:text-properties fo:font-weight="bold" style:font-weight-asian="bold" style:font-weight-complex="bold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-0.6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Gravity</text:p>
          </table:table-cell>
          <table:table-cell/>
          <table:table-cell table:style-name="ce1" office:value-type="string" calcext:value-type="string">
            <text:p>Latitude = 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Longitude = </text:p>
          </table:table-cell>
          <table:table-cell table:style-name="ce1" office:value-type="float" office:value="74.5" calcext:value-type="float">
            <text:p>74.5</text:p>
          </table:table-cell>
          <table:table-cell table:style-name="ce1" office:value-type="string" calcext:value-type="string">
            <text:p>FPA = 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Azimuth = 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Starting Velocity = </text:p>
          </table:table-cell>
          <table:table-cell/>
          <table:table-cell table:style-name="ce1" office:value-type="float" office:value="0.01" calcext:value-type="float">
            <text:p>0.01</text:p>
          </table:table-cell>
          <table:table-cell/>
          <table:table-cell table:style-name="ce1" office:value-type="string" calcext:value-type="string">
            <text:p>Thrust elevation angle is constant = </text:p>
          </table:table-cell>
          <table:table-cell table:number-columns-repeated="2"/>
          <table:table-cell table:style-name="ce6" office:value-type="float" office:value="1" calcext:value-type="float">
            <text:p>1.0</text:p>
          </table:table-cell>
        </table:table-row>
        <table:table-row table:style-name="ro1">
          <table:table-cell table:style-name="ce1" office:value-type="strin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style-name="ce1"/>
          <table:table-cell table:style-name="ce1" office:value-type="string" calcext:value-type="string">
            <text:p>Ascent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7.070555298942" calcext:value-type="float">
            <text:p>847.0705552989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47.070555298942" calcext:value-type="float">
            <text:p>847.070555298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47.070555298942" calcext:value-type="float">
            <text:p>847.0705552989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47.070555298942" calcext:value-type="float">
            <text:p>-8.47E+002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054.6060931069" calcext:value-type="float">
            <text:p>3054.6060931069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054.6060931069" calcext:value-type="float">
            <text:p>3054.606093106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54.6060931069" calcext:value-type="float">
            <text:p>3054.6060931069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054.6060931069" calcext:value-type="float">
            <text:p>-3.05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16.80339316056" calcext:value-type="float">
            <text:p>1216.8033931606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216.80339316056" calcext:value-type="float">
            <text:p>1216.80339316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16.80339316056" calcext:value-type="float">
            <text:p>1216.8033931606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216.80339316056" calcext:value-type="float">
            <text:p>-1.22E+003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21337995055741" calcext:value-type="float">
            <text:p>-0.2133799506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21337995055741" calcext:value-type="float">
            <text:p>-0.213379950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213379950541379" calcext:value-type="float">
            <text:p>-0.2133799505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213379950541379" calcext:value-type="float">
            <text:p>2.13E-001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0726663218439786" calcext:value-type="float">
            <text:p>0.0726663218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.0726663218439786" calcext:value-type="float">
            <text:p>0.072666321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072666321897056" calcext:value-type="float">
            <text:p>0.0726663219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0.072666321897056" calcext:value-type="float">
            <text:p>-7.27E-002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0498978435479634" calcext:value-type="float">
            <text:p>0.0049897844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00498978435479634" calcext:value-type="float">
            <text:p>0.004989784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0498978421043585" calcext:value-type="float">
            <text:p>0.0049897842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00498978421043585" calcext:value-type="float">
            <text:p>-4.99E-003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6.671059286136" calcext:value-type="float">
            <text:p>226.6710592861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6.671059286136" calcext:value-type="float">
            <text:p>-2.27E+002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70555298942" calcext:value-type="float">
            <text:p>847.0705552989</text:p>
          </table:table-cell>
          <table:table-cell/>
          <table:table-cell table:style-name="ce3" office:value-type="float" office:value="847.070555298942" calcext:value-type="float">
            <text:p>847.0705552989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454747350886464" calcext:value-type="float">
            <text:p>-4.54747350886464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54.6060931069" calcext:value-type="float">
            <text:p>3054.6060931069</text:p>
          </table:table-cell>
          <table:table-cell/>
          <table:table-cell table:style-name="ce3" office:value-type="float" office:value="3054.6060931069" calcext:value-type="float">
            <text:p>3054.6060931069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454747350886464" calcext:value-type="float">
            <text:p>-4.54747350886464E-01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16.80339316056" calcext:value-type="float">
            <text:p>1216.8033931606</text:p>
          </table:table-cell>
          <table:table-cell/>
          <table:table-cell table:style-name="ce3" office:value-type="float" office:value="1216.80339316056" calcext:value-type="float">
            <text:p>1216.8033931606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1337995055741" calcext:value-type="float">
            <text:p>-0.2133799506</text:p>
          </table:table-cell>
          <table:table-cell/>
          <table:table-cell table:style-name="ce3" office:value-type="float" office:value="-0.213379950541379" calcext:value-type="float">
            <text:p>-0.2133799505</text:p>
          </table:table-cell>
          <table:table-cell/>
          <table:table-cell table:style-name="ce3" office:value-type="float" office:value="1.00000000007513" calcext:value-type="float">
            <text:p>1.0000000001</text:p>
          </table:table-cell>
          <table:table-cell table:style-name="ce3" office:value-type="float" office:value="-0.0000000000160312596531043" calcext:value-type="float">
            <text:p>-1.60312596531043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726663218439786" calcext:value-type="float">
            <text:p>0.0726663218</text:p>
          </table:table-cell>
          <table:table-cell/>
          <table:table-cell table:style-name="ce3" office:value-type="float" office:value="0.072666321897056" calcext:value-type="float">
            <text:p>0.0726663219</text:p>
          </table:table-cell>
          <table:table-cell/>
          <table:table-cell table:style-name="ce3" office:value-type="float" office:value="0.999999999269574" calcext:value-type="float">
            <text:p>0.9999999993</text:p>
          </table:table-cell>
          <table:table-cell table:style-name="ce3" office:value-type="float" office:value="-0.000000000053077361950038" calcext:value-type="float">
            <text:p>-5.3077361950038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498978435479634" calcext:value-type="float">
            <text:p>0.0049897844</text:p>
          </table:table-cell>
          <table:table-cell/>
          <table:table-cell table:style-name="ce3" office:value-type="float" office:value="0.00498978421043585" calcext:value-type="float">
            <text:p>0.0049897842</text:p>
          </table:table-cell>
          <table:table-cell/>
          <table:table-cell table:style-name="ce3" office:value-type="float" office:value="1.00000002893121" calcext:value-type="float">
            <text:p>1.0000000289</text:p>
          </table:table-cell>
          <table:table-cell table:style-name="ce3" office:value-type="float" office:value="0.000000000144360491442785" calcext:value-type="float">
            <text:p>1.44360491442785E-01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28421709430404" calcext:value-type="float">
            <text:p>-2.842170943040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70555298942" calcext:value-type="float">
            <text:p>847.070555298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47.070555298942" calcext:value-type="float">
            <text:p>847.0705552989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847.070555298942" calcext:value-type="float">
            <text:p>-8.47E+002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54.6060931069" calcext:value-type="float">
            <text:p>3054.606093106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54.6060931069" calcext:value-type="float">
            <text:p>3054.6060931069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3054.6060931069" calcext:value-type="float">
            <text:p>-3.05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16.80339316056" calcext:value-type="float">
            <text:p>1216.803393160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16.80339316056" calcext:value-type="float">
            <text:p>1216.8033931606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1216.80339316056" calcext:value-type="float">
            <text:p>-1.22E+003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1337995055741" calcext:value-type="float">
            <text:p>-0.213379950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213379950541379" calcext:value-type="float">
            <text:p>-0.2133799505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213379950541379" calcext:value-type="float">
            <text:p>2.13E-001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726663218439786" calcext:value-type="float">
            <text:p>0.072666321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072666321897056" calcext:value-type="float">
            <text:p>0.0726663219</text:p>
          </table:table-cell>
          <table:table-cell/>
          <table:table-cell table:formula="of:=[.M37]/[.O37]" office:value-type="float" office:value="0" calcext:value-type="float">
            <text:p>0</text:p>
          </table:table-cell>
          <table:table-cell table:formula="of:=[.M37]-[.O37]" office:value-type="float" office:value="-0.072666321897056" calcext:value-type="float">
            <text:p>-7.27E-002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498978435479634" calcext:value-type="float">
            <text:p>0.004989784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0498978421043585" calcext:value-type="float">
            <text:p>0.0049897842</text:p>
          </table:table-cell>
          <table:table-cell/>
          <table:table-cell table:formula="of:=[.M38]/[.O38]" office:value-type="float" office:value="0" calcext:value-type="float">
            <text:p>0</text:p>
          </table:table-cell>
          <table:table-cell table:formula="of:=[.M38]-[.O38]" office:value-type="float" office:value="-0.00498978421043585" calcext:value-type="float">
            <text:p>-4.99E-003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226.671059286136" calcext:value-type="float">
            <text:p>-2.27E+002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070555298942" calcext:value-type="float">
            <text:p>847.070555298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54.6060931069" calcext:value-type="float">
            <text:p>3054.606093106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16.80339316056" calcext:value-type="float">
            <text:p>1216.803393160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1337995055741" calcext:value-type="float">
            <text:p>-0.213379950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726663218439786" calcext:value-type="float">
            <text:p>0.072666321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498978435479634" calcext:value-type="float">
            <text:p>0.004989784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47.070555298942" calcext:value-type="float">
            <text:p>847.0705552989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847.070555298942" calcext:value-type="float">
            <text:p>-8.47E+00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54.6060931069" calcext:value-type="float">
            <text:p>3054.6060931069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054.6060931069" calcext:value-type="float">
            <text:p>-3.05E+00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16.80339316056" calcext:value-type="float">
            <text:p>1216.8033931606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1216.80339316056" calcext:value-type="float">
            <text:p>-1.22E+00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213379950541379" calcext:value-type="float">
            <text:p>-0.2133799505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213379950541379" calcext:value-type="float">
            <text:p>2.13E-00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072666321897056" calcext:value-type="float">
            <text:p>0.0726663219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0.072666321897056" calcext:value-type="float">
            <text:p>-7.27E-00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0498978421043585" calcext:value-type="float">
            <text:p>0.0049897842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0.00498978421043585" calcext:value-type="float">
            <text:p>-4.99E-00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226.671059286136" calcext:value-type="float">
            <text:p>-2.27E+002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120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Thrust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0.2 sec'.D4]" office:value-type="string" office:string-value="-0.6 km MOLA" calcext:value-type="string">
            <text:p>-0.6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Gravity" calcext:value-type="string">
            <text:p>Gravity</text:p>
          </table:table-cell>
          <table:table-cell/>
          <table:table-cell table:style-name="ce1" table:formula="of:=['After 0.2 sec'.C5]" office:value-type="string" office:string-value="Latitude = " calcext:value-type="string">
            <text:p>Latitude = </text:p>
          </table:table-cell>
          <table:table-cell table:style-name="ce1" table:formula="of:=['After 0.2 sec'.D5]" office:value-type="float" office:value="21" calcext:value-type="float">
            <text:p>21</text:p>
          </table:table-cell>
          <table:table-cell table:style-name="ce1" table:formula="of:=['After 0.2 sec'.E5]" office:value-type="string" office:string-value="Longitude = " calcext:value-type="string">
            <text:p>Longitude = </text:p>
          </table:table-cell>
          <table:table-cell table:style-name="ce1" table:formula="of:=['After 0.2 sec'.F5]" office:value-type="float" office:value="74.5" calcext:value-type="float">
            <text:p>74.5</text:p>
          </table:table-cell>
          <table:table-cell table:style-name="ce1" table:formula="of:=['After 0.2 sec'.G5]" office:value-type="string" office:string-value="FPA = " calcext:value-type="string">
            <text:p>FPA = </text:p>
          </table:table-cell>
          <table:table-cell table:style-name="ce1" table:formula="of:=['After 0.2 sec'.H5]" office:value-type="float" office:value="89" calcext:value-type="float">
            <text:p>89</text:p>
          </table:table-cell>
          <table:table-cell table:style-name="ce1" table:formula="of:=['After 0.2 sec'.I5]" office:value-type="string" office:string-value="Azimuth = " calcext:value-type="string">
            <text:p>Azimuth = </text:p>
          </table:table-cell>
          <table:table-cell table:style-name="ce1" table:formula="of:=['After 0.2 sec'.J5]" office:value-type="float" office:value="90" calcext:value-type="float">
            <text:p>90</text:p>
          </table:table-cell>
          <table:table-cell table:style-name="ce1" table:formula="of:=['After 0.2 sec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0.2 sec'.M5]"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ce1" table:formula="of:=['After 0.2 sec'.A6]" office:value-type="string" office:string-value="Dra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sec</text:p>
          </table:table-cell>
          <table:table-cell/>
          <table:table-cell table:style-name="ce1" table:formula="of:=['After 0.2 sec'.G6]" office:value-type="string" office:string-value="Ascent" calcext:value-type="string">
            <text:p>Ascent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31.52391636782" calcext:value-type="float">
            <text:p>831.5239163678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31.52391636782" calcext:value-type="float">
            <text:p>831.523916367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31.523929565044" calcext:value-type="float">
            <text:p>831.523929565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31.523929565044" calcext:value-type="float">
            <text:p>-8.32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290.17330577519" calcext:value-type="float">
            <text:p>3290.1733057752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290.17330577519" calcext:value-type="float">
            <text:p>3290.173305775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290.17329850601" calcext:value-type="float">
            <text:p>3290.173298506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290.17329850601" calcext:value-type="float">
            <text:p>-3.29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301.08063794851" calcext:value-type="float">
            <text:p>1301.0806379485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301.08063794851" calcext:value-type="float">
            <text:p>1301.080637948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301.08061400586" calcext:value-type="float">
            <text:p>1301.0806140059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301.08061400586" calcext:value-type="float">
            <text:p>-1.30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0809631664968913" calcext:value-type="float">
            <text:p>-0.0809631665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0809631664968913" calcext:value-type="float">
            <text:p>-0.080963166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0809627982790204" calcext:value-type="float">
            <text:p>-0.0809627983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0809627982790204" calcext:value-type="float">
            <text:p>8.10E-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5.8322586468005" calcext:value-type="float">
            <text:p>5.8322586468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5.8322586468005" calcext:value-type="float">
            <text:p>5.832258646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5.83225957875246" calcext:value-type="float">
            <text:p>5.8322595788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5.83225957875246" calcext:value-type="float">
            <text:p>-5.83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2.11166801649092" calcext:value-type="float">
            <text:p>2.1116680165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2.11166801649092" calcext:value-type="float">
            <text:p>2.111668016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2.11166775732347" calcext:value-type="float">
            <text:p>2.1116677573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2.11166775732347" calcext:value-type="float">
            <text:p>-2.1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9.6355716816913" calcext:value-type="float">
            <text:p>29.6355716817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9.6355716816913" calcext:value-type="float">
            <text:p>29.635571681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9.6355716816913" calcext:value-type="float">
            <text:p>29.635571681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9.6355716816913" calcext:value-type="float">
            <text:p>-2.96E+001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 office:value-type="float" office:value="31" calcext:value-type="float">
            <text:p>31</text:p>
          </table:table-cell>
          <table:table-cell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2" calcext:value-type="float">
            <text:p>0.02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31.52391636782" calcext:value-type="float">
            <text:p>831.5239163678</text:p>
          </table:table-cell>
          <table:table-cell/>
          <table:table-cell table:style-name="ce3" office:value-type="float" office:value="831.523929565044" calcext:value-type="float">
            <text:p>831.523929565</text:p>
          </table:table-cell>
          <table:table-cell/>
          <table:table-cell table:style-name="ce3" office:value-type="float" office:value="0.99999998412887" calcext:value-type="float">
            <text:p>0.9999999841</text:p>
          </table:table-cell>
          <table:table-cell table:style-name="ce3" office:value-type="float" office:value="-0.000013197224348005" calcext:value-type="float">
            <text:p>-1.3197224348005E-00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290.17330577519" calcext:value-type="float">
            <text:p>3290.1733057752</text:p>
          </table:table-cell>
          <table:table-cell/>
          <table:table-cell table:style-name="ce3" office:value-type="float" office:value="3290.17329850601" calcext:value-type="float">
            <text:p>3290.173298506</text:p>
          </table:table-cell>
          <table:table-cell/>
          <table:table-cell table:style-name="ce3" office:value-type="float" office:value="1.00000000220936" calcext:value-type="float">
            <text:p>1.0000000022</text:p>
          </table:table-cell>
          <table:table-cell table:style-name="ce3" office:value-type="float" office:value="0.00000726917733118171" calcext:value-type="float">
            <text:p>7.26917733118171E-0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301.08063794851" calcext:value-type="float">
            <text:p>1301.0806379485</text:p>
          </table:table-cell>
          <table:table-cell/>
          <table:table-cell table:style-name="ce3" office:value-type="float" office:value="1301.08061400586" calcext:value-type="float">
            <text:p>1301.0806140059</text:p>
          </table:table-cell>
          <table:table-cell/>
          <table:table-cell table:style-name="ce3" office:value-type="float" office:value="1.00000001840213" calcext:value-type="float">
            <text:p>1.0000000184</text:p>
          </table:table-cell>
          <table:table-cell table:style-name="ce3" office:value-type="float" office:value="0.0000239426569805801" calcext:value-type="float">
            <text:p>2.39426569805801E-00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0809631664968913" calcext:value-type="float">
            <text:p>-0.0809631665</text:p>
          </table:table-cell>
          <table:table-cell/>
          <table:table-cell table:style-name="ce3" office:value-type="float" office:value="-0.0809627982790204" calcext:value-type="float">
            <text:p>-0.0809627983</text:p>
          </table:table-cell>
          <table:table-cell/>
          <table:table-cell table:style-name="ce3" office:value-type="float" office:value="1.00000454798844" calcext:value-type="float">
            <text:p>1.000004548</text:p>
          </table:table-cell>
          <table:table-cell table:style-name="ce3" office:value-type="float" office:value="-0.000000368217870916343" calcext:value-type="float">
            <text:p>-3.68217870916343E-00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5.8322586468005" calcext:value-type="float">
            <text:p>5.8322586468</text:p>
          </table:table-cell>
          <table:table-cell/>
          <table:table-cell table:style-name="ce3" office:value-type="float" office:value="5.83225957875246" calcext:value-type="float">
            <text:p>5.8322595788</text:p>
          </table:table-cell>
          <table:table-cell/>
          <table:table-cell table:style-name="ce3" office:value-type="float" office:value="0.999999840207392" calcext:value-type="float">
            <text:p>0.9999998402</text:p>
          </table:table-cell>
          <table:table-cell table:style-name="ce3" office:value-type="float" office:value="-0.000000931951966265387" calcext:value-type="float">
            <text:p>-0.00000093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11166801649092" calcext:value-type="float">
            <text:p>2.1116680165</text:p>
          </table:table-cell>
          <table:table-cell/>
          <table:table-cell table:style-name="ce3" office:value-type="float" office:value="2.11166775732347" calcext:value-type="float">
            <text:p>2.1116677573</text:p>
          </table:table-cell>
          <table:table-cell/>
          <table:table-cell table:style-name="ce3" office:value-type="float" office:value="1.00000012273117" calcext:value-type="float">
            <text:p>1.0000001227</text:p>
          </table:table-cell>
          <table:table-cell table:style-name="ce3" office:value-type="float" office:value="0.000000259167450611386" calcext:value-type="float">
            <text:p>2.59167450611386E-00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9.6355716816913" calcext:value-type="float">
            <text:p>29.6355716817</text:p>
          </table:table-cell>
          <table:table-cell/>
          <table:table-cell table:style-name="ce3" office:value-type="float" office:value="29.6355716816913" calcext:value-type="float">
            <text:p>29.635571681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7.105427357601E-015" calcext:value-type="float">
            <text:p>7.105427357601E-015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31.52391636782" calcext:value-type="float">
            <text:p>831.523916367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31.523929565044" calcext:value-type="float">
            <text:p>831.523929565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831.523929565044" calcext:value-type="float">
            <text:p>-8.32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290.17330577519" calcext:value-type="float">
            <text:p>3290.173305775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290.17329850601" calcext:value-type="float">
            <text:p>3290.173298506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3290.17329850601" calcext:value-type="float">
            <text:p>-3.29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301.08063794851" calcext:value-type="float">
            <text:p>1301.080637948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301.08061400586" calcext:value-type="float">
            <text:p>1301.0806140059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1301.08061400586" calcext:value-type="float">
            <text:p>-1.30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0809631664968913" calcext:value-type="float">
            <text:p>-0.080963166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0809627982790204" calcext:value-type="float">
            <text:p>-0.0809627983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0809627982790204" calcext:value-type="float">
            <text:p>8.10E-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5.8322586468005" calcext:value-type="float">
            <text:p>5.832258646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5.83225957875246" calcext:value-type="float">
            <text:p>5.8322595788</text:p>
          </table:table-cell>
          <table:table-cell/>
          <table:table-cell table:formula="of:=[.M37]/[.O37]" office:value-type="float" office:value="0" calcext:value-type="float">
            <text:p>0</text:p>
          </table:table-cell>
          <table:table-cell table:formula="of:=[.M37]-[.O37]" office:value-type="float" office:value="-5.83225957875246" calcext:value-type="float">
            <text:p>-5.8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11166801649092" calcext:value-type="float">
            <text:p>2.111668016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2.11166775732347" calcext:value-type="float">
            <text:p>2.1116677573</text:p>
          </table:table-cell>
          <table:table-cell/>
          <table:table-cell table:formula="of:=[.M38]/[.O38]" office:value-type="float" office:value="0" calcext:value-type="float">
            <text:p>0</text:p>
          </table:table-cell>
          <table:table-cell table:formula="of:=[.M38]-[.O38]" office:value-type="float" office:value="-2.11166775732347" calcext:value-type="float">
            <text:p>-2.1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9.6355716816913" calcext:value-type="float">
            <text:p>29.635571681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9.6355716816913" calcext:value-type="float">
            <text:p>29.6355716817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29.6355716816913" calcext:value-type="float">
            <text:p>-2.96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31.52391636782" calcext:value-type="float">
            <text:p>831.523916367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290.17330577519" calcext:value-type="float">
            <text:p>3290.173305775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301.08063794851" calcext:value-type="float">
            <text:p>1301.080637948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0809631664968913" calcext:value-type="float">
            <text:p>-0.080963166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5.8322586468005" calcext:value-type="float">
            <text:p>5.832258646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11166801649092" calcext:value-type="float">
            <text:p>2.111668016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9.6355716816913" calcext:value-type="float">
            <text:p>29.635571681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31.523929565044" calcext:value-type="float">
            <text:p>831.523929565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831.523929565044" calcext:value-type="float">
            <text:p>-8.32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290.17329850601" calcext:value-type="float">
            <text:p>3290.173298506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290.17329850601" calcext:value-type="float">
            <text:p>-3.29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301.08061400586" calcext:value-type="float">
            <text:p>1301.0806140059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1301.08061400586" calcext:value-type="float">
            <text:p>-1.30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0809627982790204" calcext:value-type="float">
            <text:p>-0.0809627983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0809627982790204" calcext:value-type="float">
            <text:p>8.10E-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5.83225957875246" calcext:value-type="float">
            <text:p>5.8322595788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5.83225957875246" calcext:value-type="float">
            <text:p>-5.83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2.11166775732347" calcext:value-type="float">
            <text:p>2.1116677573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2.11166775732347" calcext:value-type="float">
            <text:p>-2.11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9.6355716816913" calcext:value-type="float">
            <text:p>29.6355716817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29.6355716816913" calcext:value-type="float">
            <text:p>-2.96E+001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120 sec tol. 1e-10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1" calcext:value-type="float">
            <text:p>1.00E-010</text:p>
          </table:table-cell>
          <table:table-cell table:style-name="ce2" table:formula="of:=[.B2]" office:value-type="float" office:value="0.0000000001" calcext:value-type="float">
            <text:p>1.00E-010</text:p>
          </table:table-cell>
          <table:table-cell table:style-name="ce2" table:formula="of:=[.C2]" office:value-type="float" office:value="0.0000000001" calcext:value-type="float">
            <text:p>1.00E-010</text:p>
          </table:table-cell>
          <table:table-cell table:style-name="ce2" table:formula="of:=[.D2]" office:value-type="float" office:value="0.0000000001" calcext:value-type="float">
            <text:p>1.00E-01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Thrust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120 sec tol. 1e-8'.D4]" office:value-type="string" office:string-value="-0.6 km MOLA" calcext:value-type="string">
            <text:p>-0.6 km MOLA</text:p>
          </table:table-cell>
          <table:table-cell table:style-name="ce1" table:formula="of:=['After 120 sec tol. 1e-8'.E4]" office:value-type="string" office:string-value="TSI Order = " calcext:value-type="string">
            <text:p>TSI Order = </text:p>
          </table:table-cell>
          <table:table-cell table:style-name="ce1" table:formula="of:=['After 120 sec tol. 1e-8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Gravity" calcext:value-type="string">
            <text:p>Gravity</text:p>
          </table:table-cell>
          <table:table-cell/>
          <table:table-cell table:style-name="ce1" table:formula="of:=['After 120 sec tol. 1e-8'.C5]" office:value-type="string" office:string-value="Latitude = " calcext:value-type="string">
            <text:p>Latitude = </text:p>
          </table:table-cell>
          <table:table-cell table:style-name="ce1" table:formula="of:=['After 120 sec tol. 1e-8'.D5]" office:value-type="float" office:value="21" calcext:value-type="float">
            <text:p>21</text:p>
          </table:table-cell>
          <table:table-cell table:style-name="ce1" table:formula="of:=['After 120 sec tol. 1e-8'.E5]" office:value-type="string" office:string-value="Longitude = " calcext:value-type="string">
            <text:p>Longitude = </text:p>
          </table:table-cell>
          <table:table-cell table:style-name="ce1" table:formula="of:=['After 120 sec tol. 1e-8'.F5]" office:value-type="float" office:value="74.5" calcext:value-type="float">
            <text:p>74.5</text:p>
          </table:table-cell>
          <table:table-cell table:style-name="ce1" table:formula="of:=['After 120 sec tol. 1e-8'.G5]" office:value-type="string" office:string-value="FPA = " calcext:value-type="string">
            <text:p>FPA = </text:p>
          </table:table-cell>
          <table:table-cell table:style-name="ce1" table:formula="of:=['After 120 sec tol. 1e-8'.H5]" office:value-type="float" office:value="89" calcext:value-type="float">
            <text:p>89</text:p>
          </table:table-cell>
          <table:table-cell table:style-name="ce1" table:formula="of:=['After 120 sec tol. 1e-8'.I5]" office:value-type="string" office:string-value="Azimuth = " calcext:value-type="string">
            <text:p>Azimuth = </text:p>
          </table:table-cell>
          <table:table-cell table:style-name="ce1" table:formula="of:=['After 120 sec tol. 1e-8'.J5]" office:value-type="float" office:value="90" calcext:value-type="float">
            <text:p>90</text:p>
          </table:table-cell>
          <table:table-cell table:style-name="ce1" table:formula="of:=['After 120 sec tol. 1e-8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120 sec tol. 1e-8'.M5]"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ce1" table:formula="of:=['After 0.2 sec'.A6]" office:value-type="string" office:string-value="Dra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120 sec tol. 1e-8'.D6]" office:value-type="float" office:value="120" calcext:value-type="float">
            <text:p>12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31.523916363451" calcext:value-type="float">
            <text:p>831.5239163635</text:p>
          </table:table-cell>
          <table:table-cell/>
          <table:table-cell table:style-name="ce4" table:formula="of:=['After 120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31.523916363451" calcext:value-type="float">
            <text:p>831.523916363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31.52391919371" calcext:value-type="float">
            <text:p>831.5239191937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31.52391919371" calcext:value-type="float">
            <text:p>-8.32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290.17330578041" calcext:value-type="float">
            <text:p>3290.1733057804</text:p>
          </table:table-cell>
          <table:table-cell/>
          <table:table-cell table:style-name="ce4" table:formula="of:=['After 120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290.17330578041" calcext:value-type="float">
            <text:p>3290.1733057804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290.17331340051" calcext:value-type="float">
            <text:p>3290.1733134005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290.17331340051" calcext:value-type="float">
            <text:p>-3.29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301.08063794958" calcext:value-type="float">
            <text:p>1301.0806379496</text:p>
          </table:table-cell>
          <table:table-cell/>
          <table:table-cell table:style-name="ce4" table:formula="of:=['After 120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301.08063794958" calcext:value-type="float">
            <text:p>1301.080637949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301.08061656278" calcext:value-type="float">
            <text:p>1301.0806165628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301.08061656278" calcext:value-type="float">
            <text:p>-1.30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0809631666235394" calcext:value-type="float">
            <text:p>-0.0809631666</text:p>
          </table:table-cell>
          <table:table-cell/>
          <table:table-cell table:style-name="ce4" table:formula="of:=['After 120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0809631666235394" calcext:value-type="float">
            <text:p>-0.080963166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080963087074919" calcext:value-type="float">
            <text:p>-0.0809630871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080963087074919" calcext:value-type="float">
            <text:p>8.10E-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5.83225864711301" calcext:value-type="float">
            <text:p>5.8322586471</text:p>
          </table:table-cell>
          <table:table-cell/>
          <table:table-cell table:style-name="ce4" table:formula="of:=['After 120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5.83225864711301" calcext:value-type="float">
            <text:p>5.832258647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5.8322588705973" calcext:value-type="float">
            <text:p>5.8322588706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5.8322588705973" calcext:value-type="float">
            <text:p>-5.83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2.11166801657977" calcext:value-type="float">
            <text:p>2.1116680166</text:p>
          </table:table-cell>
          <table:table-cell/>
          <table:table-cell table:style-name="ce4" table:formula="of:=['After 120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2.11166801657977" calcext:value-type="float">
            <text:p>2.111668016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2.11166742154137" calcext:value-type="float">
            <text:p>2.1116674215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2.11166742154137" calcext:value-type="float">
            <text:p>-2.1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9.6355716816914" calcext:value-type="float">
            <text:p>29.6355716817</text:p>
          </table:table-cell>
          <table:table-cell/>
          <table:table-cell table:style-name="ce4" table:formula="of:=['After 120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9.6355716816914" calcext:value-type="float">
            <text:p>29.635571681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9.6355716816914" calcext:value-type="float">
            <text:p>29.635571681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9.6355716816914" calcext:value-type="float">
            <text:p>-2.96E+001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120 sec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34" calcext:value-type="float">
            <text:p>34</text:p>
          </table:table-cell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2" calcext:value-type="float">
            <text:p>0.02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31.523916363451" calcext:value-type="float">
            <text:p>831.5239163635</text:p>
          </table:table-cell>
          <table:table-cell/>
          <table:table-cell table:style-name="ce3" office:value-type="float" office:value="831.52391919371" calcext:value-type="float">
            <text:p>831.5239191937</text:p>
          </table:table-cell>
          <table:table-cell/>
          <table:table-cell table:style-name="ce3" office:value-type="float" office:value="0.999999996596299" calcext:value-type="float">
            <text:p>0.9999999966</text:p>
          </table:table-cell>
          <table:table-cell table:style-name="ce3" office:value-type="float" office:value="-0.00000283025894987077" calcext:value-type="float">
            <text:p>-2.83025894987077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290.17330578041" calcext:value-type="float">
            <text:p>3290.1733057804</text:p>
          </table:table-cell>
          <table:table-cell/>
          <table:table-cell table:style-name="ce3" office:value-type="float" office:value="3290.17331340051" calcext:value-type="float">
            <text:p>3290.1733134005</text:p>
          </table:table-cell>
          <table:table-cell/>
          <table:table-cell table:style-name="ce3" office:value-type="float" office:value="0.999999997683982" calcext:value-type="float">
            <text:p>0.9999999977</text:p>
          </table:table-cell>
          <table:table-cell table:style-name="ce3" office:value-type="float" office:value="-0.00000762009995014523" calcext:value-type="float">
            <text:p>-7.62009995014523E-0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301.08063794958" calcext:value-type="float">
            <text:p>1301.0806379496</text:p>
          </table:table-cell>
          <table:table-cell/>
          <table:table-cell table:style-name="ce3" office:value-type="float" office:value="1301.08061656278" calcext:value-type="float">
            <text:p>1301.0806165628</text:p>
          </table:table-cell>
          <table:table-cell/>
          <table:table-cell table:style-name="ce3" office:value-type="float" office:value="1.00000001643771" calcext:value-type="float">
            <text:p>1.0000000164</text:p>
          </table:table-cell>
          <table:table-cell table:style-name="ce3" office:value-type="float" office:value="0.0000213867915590527" calcext:value-type="float">
            <text:p>2.13867915590527E-00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0809631666235394" calcext:value-type="float">
            <text:p>-0.0809631666</text:p>
          </table:table-cell>
          <table:table-cell/>
          <table:table-cell table:style-name="ce3" office:value-type="float" office:value="-0.080963087074919" calcext:value-type="float">
            <text:p>-0.0809630871</text:p>
          </table:table-cell>
          <table:table-cell/>
          <table:table-cell table:style-name="ce3" office:value-type="float" office:value="1.00000098252949" calcext:value-type="float">
            <text:p>1.0000009825</text:p>
          </table:table-cell>
          <table:table-cell table:style-name="ce3" office:value-type="float" office:value="-0.0000000795486204130391" calcext:value-type="float">
            <text:p>-7.95486204130391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5.83225864711301" calcext:value-type="float">
            <text:p>5.8322586471</text:p>
          </table:table-cell>
          <table:table-cell/>
          <table:table-cell table:style-name="ce3" office:value-type="float" office:value="5.8322588705973" calcext:value-type="float">
            <text:p>5.8322588706</text:p>
          </table:table-cell>
          <table:table-cell/>
          <table:table-cell table:style-name="ce3" office:value-type="float" office:value="0.999999961681349" calcext:value-type="float">
            <text:p>0.9999999617</text:p>
          </table:table-cell>
          <table:table-cell table:style-name="ce3" office:value-type="float" office:value="-0.000000223484291517195" calcext:value-type="float">
            <text:p>-2.23484291517195E-00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11166801657977" calcext:value-type="float">
            <text:p>2.1116680166</text:p>
          </table:table-cell>
          <table:table-cell/>
          <table:table-cell table:style-name="ce3" office:value-type="float" office:value="2.11166742154137" calcext:value-type="float">
            <text:p>2.1116674215</text:p>
          </table:table-cell>
          <table:table-cell/>
          <table:table-cell table:style-name="ce3" office:value-type="float" office:value="1.00000028178604" calcext:value-type="float">
            <text:p>1.0000002818</text:p>
          </table:table-cell>
          <table:table-cell table:style-name="ce3" office:value-type="float" office:value="0.000000595038407880111" calcext:value-type="float">
            <text:p>0.00000059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9.6355716816914" calcext:value-type="float">
            <text:p>29.6355716817</text:p>
          </table:table-cell>
          <table:table-cell/>
          <table:table-cell table:style-name="ce3" office:value-type="float" office:value="29.6355716816914" calcext:value-type="float">
            <text:p>29.635571681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14210854715202" calcext:value-type="float">
            <text:p>1.421085471520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8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31.523916363451" calcext:value-type="float">
            <text:p>831.523916363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31.52391919371" calcext:value-type="float">
            <text:p>831.5239191937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831.52391919371" calcext:value-type="float">
            <text:p>-8.32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290.17330578041" calcext:value-type="float">
            <text:p>3290.173305780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290.17331340051" calcext:value-type="float">
            <text:p>3290.1733134005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3290.17331340051" calcext:value-type="float">
            <text:p>-3.29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301.08063794958" calcext:value-type="float">
            <text:p>1301.080637949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301.08061656278" calcext:value-type="float">
            <text:p>1301.0806165628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1301.08061656278" calcext:value-type="float">
            <text:p>-1.30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0809631666235394" calcext:value-type="float">
            <text:p>-0.080963166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080963087074919" calcext:value-type="float">
            <text:p>-0.0809630871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080963087074919" calcext:value-type="float">
            <text:p>8.10E-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5.83225864711301" calcext:value-type="float">
            <text:p>5.832258647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5.8322588705973" calcext:value-type="float">
            <text:p>5.8322588706</text:p>
          </table:table-cell>
          <table:table-cell/>
          <table:table-cell table:formula="of:=[.M37]/[.O37]" office:value-type="float" office:value="0" calcext:value-type="float">
            <text:p>0</text:p>
          </table:table-cell>
          <table:table-cell table:formula="of:=[.M37]-[.O37]" office:value-type="float" office:value="-5.8322588705973" calcext:value-type="float">
            <text:p>-5.8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11166801657977" calcext:value-type="float">
            <text:p>2.111668016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2.11166742154137" calcext:value-type="float">
            <text:p>2.1116674215</text:p>
          </table:table-cell>
          <table:table-cell/>
          <table:table-cell table:formula="of:=[.M38]/[.O38]" office:value-type="float" office:value="0" calcext:value-type="float">
            <text:p>0</text:p>
          </table:table-cell>
          <table:table-cell table:formula="of:=[.M38]-[.O38]" office:value-type="float" office:value="-2.11166742154137" calcext:value-type="float">
            <text:p>-2.1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9.6355716816914" calcext:value-type="float">
            <text:p>29.635571681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9.6355716816914" calcext:value-type="float">
            <text:p>29.6355716817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29.6355716816914" calcext:value-type="float">
            <text:p>-2.96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8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31.523916363451" calcext:value-type="float">
            <text:p>831.523916363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290.17330578041" calcext:value-type="float">
            <text:p>3290.173305780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301.08063794958" calcext:value-type="float">
            <text:p>1301.080637949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0809631666235394" calcext:value-type="float">
            <text:p>-0.080963166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5.83225864711301" calcext:value-type="float">
            <text:p>5.832258647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11166801657977" calcext:value-type="float">
            <text:p>2.111668016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9.6355716816914" calcext:value-type="float">
            <text:p>29.635571681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8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31.52391919371" calcext:value-type="float">
            <text:p>831.5239191937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831.52391919371" calcext:value-type="float">
            <text:p>-8.32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290.17331340051" calcext:value-type="float">
            <text:p>3290.1733134005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290.17331340051" calcext:value-type="float">
            <text:p>-3.29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301.08061656278" calcext:value-type="float">
            <text:p>1301.0806165628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1301.08061656278" calcext:value-type="float">
            <text:p>-1.30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080963087074919" calcext:value-type="float">
            <text:p>-0.0809630871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080963087074919" calcext:value-type="float">
            <text:p>8.10E-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5.8322588705973" calcext:value-type="float">
            <text:p>5.8322588706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5.8322588705973" calcext:value-type="float">
            <text:p>-5.83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2.11166742154137" calcext:value-type="float">
            <text:p>2.1116674215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2.11166742154137" calcext:value-type="float">
            <text:p>-2.11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9.6355716816914" calcext:value-type="float">
            <text:p>29.6355716817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29.6355716816914" calcext:value-type="float">
            <text:p>-2.96E+001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120 sec tol. 1e-11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1" calcext:value-type="float">
            <text:p>1.00E-011</text:p>
          </table:table-cell>
          <table:table-cell table:style-name="ce2" table:formula="of:=[.B2]" office:value-type="float" office:value="0.00000000001" calcext:value-type="float">
            <text:p>1.00E-011</text:p>
          </table:table-cell>
          <table:table-cell table:style-name="ce2" table:formula="of:=[.C2]" office:value-type="float" office:value="0.00000000001" calcext:value-type="float">
            <text:p>1.00E-011</text:p>
          </table:table-cell>
          <table:table-cell table:style-name="ce2" table:formula="of:=[.D2]" office:value-type="float" office:value="0.00000000001" calcext:value-type="float">
            <text:p>1.00E-011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Thrust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120 sec tol. 1e-10'.D4]" office:value-type="string" office:string-value="-0.6 km MOLA" calcext:value-type="string">
            <text:p>-0.6 km MOLA</text:p>
          </table:table-cell>
          <table:table-cell table:style-name="ce1" table:formula="of:=['After 120 sec tol. 1e-10'.E4]" office:value-type="string" office:string-value="TSI Order = " calcext:value-type="string">
            <text:p>TSI Order = </text:p>
          </table:table-cell>
          <table:table-cell table:style-name="ce1" table:formula="of:=['After 120 sec tol. 1e-10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Gravity" calcext:value-type="string">
            <text:p>Gravity</text:p>
          </table:table-cell>
          <table:table-cell/>
          <table:table-cell table:style-name="ce1" table:formula="of:=['After 120 sec tol. 1e-10'.C5]" office:value-type="string" office:string-value="Latitude = " calcext:value-type="string">
            <text:p>Latitude = </text:p>
          </table:table-cell>
          <table:table-cell table:style-name="ce1" table:formula="of:=['After 120 sec tol. 1e-10'.D5]" office:value-type="float" office:value="21" calcext:value-type="float">
            <text:p>21</text:p>
          </table:table-cell>
          <table:table-cell table:style-name="ce1" table:formula="of:=['After 120 sec tol. 1e-10'.E5]" office:value-type="string" office:string-value="Longitude = " calcext:value-type="string">
            <text:p>Longitude = </text:p>
          </table:table-cell>
          <table:table-cell table:style-name="ce1" table:formula="of:=['After 120 sec tol. 1e-10'.F5]" office:value-type="float" office:value="74.5" calcext:value-type="float">
            <text:p>74.5</text:p>
          </table:table-cell>
          <table:table-cell table:style-name="ce1" table:formula="of:=['After 120 sec tol. 1e-10'.G5]" office:value-type="string" office:string-value="FPA = " calcext:value-type="string">
            <text:p>FPA = </text:p>
          </table:table-cell>
          <table:table-cell table:style-name="ce1" table:formula="of:=['After 120 sec tol. 1e-10'.H5]" office:value-type="float" office:value="89" calcext:value-type="float">
            <text:p>89</text:p>
          </table:table-cell>
          <table:table-cell table:style-name="ce1" table:formula="of:=['After 120 sec tol. 1e-10'.I5]" office:value-type="string" office:string-value="Azimuth = " calcext:value-type="string">
            <text:p>Azimuth = </text:p>
          </table:table-cell>
          <table:table-cell table:style-name="ce1" table:formula="of:=['After 120 sec tol. 1e-10'.J5]" office:value-type="float" office:value="90" calcext:value-type="float">
            <text:p>90</text:p>
          </table:table-cell>
          <table:table-cell table:style-name="ce1" table:formula="of:=['After 120 sec tol. 1e-10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120 sec tol. 1e-10'.M5]"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ce1" table:formula="of:=['After 0.2 sec'.A6]" office:value-type="string" office:string-value="Dra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120 sec tol. 1e-10'.D6]" office:value-type="float" office:value="120" calcext:value-type="float">
            <text:p>12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31.523916363391" calcext:value-type="float">
            <text:p>831.5239163634</text:p>
          </table:table-cell>
          <table:table-cell/>
          <table:table-cell table:style-name="ce4" table:formula="of:=['After 120 sec tol. 1e-10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31.523916363391" calcext:value-type="float">
            <text:p>831.523916363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31.523918954176" calcext:value-type="float">
            <text:p>831.5239189542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31.523918954176" calcext:value-type="float">
            <text:p>-8.32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290.17330578047" calcext:value-type="float">
            <text:p>3290.1733057805</text:p>
          </table:table-cell>
          <table:table-cell/>
          <table:table-cell table:style-name="ce4" table:formula="of:=['After 120 sec tol. 1e-10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290.17330578047" calcext:value-type="float">
            <text:p>3290.17330578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290.17331354439" calcext:value-type="float">
            <text:p>3290.1733135444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290.17331354439" calcext:value-type="float">
            <text:p>-3.29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301.08063794959" calcext:value-type="float">
            <text:p>1301.0806379496</text:p>
          </table:table-cell>
          <table:table-cell/>
          <table:table-cell table:style-name="ce4" table:formula="of:=['After 120 sec tol. 1e-10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301.08063794959" calcext:value-type="float">
            <text:p>1301.080637949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301.08061652336" calcext:value-type="float">
            <text:p>1301.0806165234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301.08061652336" calcext:value-type="float">
            <text:p>-1.30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0809631666253803" calcext:value-type="float">
            <text:p>-0.0809631666</text:p>
          </table:table-cell>
          <table:table-cell/>
          <table:table-cell table:style-name="ce4" table:formula="of:=['After 120 sec tol. 1e-10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0809631666253803" calcext:value-type="float">
            <text:p>-0.080963166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0809630934080633" calcext:value-type="float">
            <text:p>-0.0809630934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0809630934080633" calcext:value-type="float">
            <text:p>8.10E-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5.83225864711634" calcext:value-type="float">
            <text:p>5.8322586471</text:p>
          </table:table-cell>
          <table:table-cell/>
          <table:table-cell table:style-name="ce4" table:formula="of:=['After 120 sec tol. 1e-10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5.83225864711634" calcext:value-type="float">
            <text:p>5.832258647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5.83225886602846" calcext:value-type="float">
            <text:p>5.832258866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5.83225886602846" calcext:value-type="float">
            <text:p>-5.83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2.11166801658057" calcext:value-type="float">
            <text:p>2.1116680166</text:p>
          </table:table-cell>
          <table:table-cell/>
          <table:table-cell table:style-name="ce4" table:formula="of:=['After 120 sec tol. 1e-10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2.11166801658057" calcext:value-type="float">
            <text:p>2.111668016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2.11166741737144" calcext:value-type="float">
            <text:p>2.1116674174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2.11166741737144" calcext:value-type="float">
            <text:p>-2.1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9.6355716816913" calcext:value-type="float">
            <text:p>29.6355716817</text:p>
          </table:table-cell>
          <table:table-cell/>
          <table:table-cell table:style-name="ce4" table:formula="of:=['After 120 sec tol. 1e-10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9.6355716816913" calcext:value-type="float">
            <text:p>29.635571681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9.6355716816913" calcext:value-type="float">
            <text:p>29.635571681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9.6355716816913" calcext:value-type="float">
            <text:p>-2.96E+001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120 sec tol. 1e-10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36" calcext:value-type="float">
            <text:p>36</text:p>
          </table:table-cell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2" calcext:value-type="float">
            <text:p>0.02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31.523916363391" calcext:value-type="float">
            <text:p>831.5239163634</text:p>
          </table:table-cell>
          <table:table-cell/>
          <table:table-cell table:style-name="ce3" office:value-type="float" office:value="831.523918954176" calcext:value-type="float">
            <text:p>831.5239189542</text:p>
          </table:table-cell>
          <table:table-cell/>
          <table:table-cell table:style-name="ce3" office:value-type="float" office:value="0.999999996884294" calcext:value-type="float">
            <text:p>0.9999999969</text:p>
          </table:table-cell>
          <table:table-cell table:style-name="ce3" office:value-type="float" office:value="-0.00000259078444742045" calcext:value-type="float">
            <text:p>-2.59078444742045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290.17330578047" calcext:value-type="float">
            <text:p>3290.1733057805</text:p>
          </table:table-cell>
          <table:table-cell/>
          <table:table-cell table:style-name="ce3" office:value-type="float" office:value="3290.17331354439" calcext:value-type="float">
            <text:p>3290.1733135444</text:p>
          </table:table-cell>
          <table:table-cell/>
          <table:table-cell table:style-name="ce3" office:value-type="float" office:value="0.999999997640271" calcext:value-type="float">
            <text:p>0.9999999976</text:p>
          </table:table-cell>
          <table:table-cell table:style-name="ce3" office:value-type="float" office:value="-0.00000776391789258923" calcext:value-type="float">
            <text:p>-7.76391789258923E-0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301.08063794959" calcext:value-type="float">
            <text:p>1301.0806379496</text:p>
          </table:table-cell>
          <table:table-cell/>
          <table:table-cell table:style-name="ce3" office:value-type="float" office:value="1301.08061652336" calcext:value-type="float">
            <text:p>1301.0806165234</text:p>
          </table:table-cell>
          <table:table-cell/>
          <table:table-cell table:style-name="ce3" office:value-type="float" office:value="1.00000001646802" calcext:value-type="float">
            <text:p>1.0000000165</text:p>
          </table:table-cell>
          <table:table-cell table:style-name="ce3" office:value-type="float" office:value="0.0000214262229292217" calcext:value-type="float">
            <text:p>2.14262229292217E-00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0809631666253803" calcext:value-type="float">
            <text:p>-0.0809631666</text:p>
          </table:table-cell>
          <table:table-cell/>
          <table:table-cell table:style-name="ce3" office:value-type="float" office:value="-0.0809630934080633" calcext:value-type="float">
            <text:p>-0.0809630934</text:p>
          </table:table-cell>
          <table:table-cell/>
          <table:table-cell table:style-name="ce3" office:value-type="float" office:value="1.00000090432954" calcext:value-type="float">
            <text:p>1.0000009043</text:p>
          </table:table-cell>
          <table:table-cell table:style-name="ce3" office:value-type="float" office:value="-0.000000073217316987062" calcext:value-type="float">
            <text:p>-7.3217316987062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5.83225864711634" calcext:value-type="float">
            <text:p>5.8322586471</text:p>
          </table:table-cell>
          <table:table-cell/>
          <table:table-cell table:style-name="ce3" office:value-type="float" office:value="5.83225886602846" calcext:value-type="float">
            <text:p>5.832258866</text:p>
          </table:table-cell>
          <table:table-cell/>
          <table:table-cell table:style-name="ce3" office:value-type="float" office:value="0.999999962465294" calcext:value-type="float">
            <text:p>0.9999999625</text:p>
          </table:table-cell>
          <table:table-cell table:style-name="ce3" office:value-type="float" office:value="-0.000000218912123983728" calcext:value-type="float">
            <text:p>-2.18912123983728E-00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11166801658057" calcext:value-type="float">
            <text:p>2.1116680166</text:p>
          </table:table-cell>
          <table:table-cell/>
          <table:table-cell table:style-name="ce3" office:value-type="float" office:value="2.11166741737144" calcext:value-type="float">
            <text:p>2.1116674174</text:p>
          </table:table-cell>
          <table:table-cell/>
          <table:table-cell table:style-name="ce3" office:value-type="float" office:value="1.00000028376113" calcext:value-type="float">
            <text:p>1.0000002838</text:p>
          </table:table-cell>
          <table:table-cell table:style-name="ce3" office:value-type="float" office:value="0.000000599209136975531" calcext:value-type="float">
            <text:p>5.99209136975531E-00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9.6355716816913" calcext:value-type="float">
            <text:p>29.6355716817</text:p>
          </table:table-cell>
          <table:table-cell/>
          <table:table-cell table:style-name="ce3" office:value-type="float" office:value="29.6355716816913" calcext:value-type="float">
            <text:p>29.6355716817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0319744231092045" calcext:value-type="float">
            <text:p>-3.19744231092045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10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31.523916363391" calcext:value-type="float">
            <text:p>831.523916363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31.523918954176" calcext:value-type="float">
            <text:p>831.5239189542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831.523918954176" calcext:value-type="float">
            <text:p>-8.32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290.17330578047" calcext:value-type="float">
            <text:p>3290.173305780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290.17331354439" calcext:value-type="float">
            <text:p>3290.1733135444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3290.17331354439" calcext:value-type="float">
            <text:p>-3.29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301.08063794959" calcext:value-type="float">
            <text:p>1301.080637949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301.08061652336" calcext:value-type="float">
            <text:p>1301.0806165234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1301.08061652336" calcext:value-type="float">
            <text:p>-1.30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0809631666253803" calcext:value-type="float">
            <text:p>-0.080963166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0809630934080633" calcext:value-type="float">
            <text:p>-0.0809630934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0809630934080633" calcext:value-type="float">
            <text:p>8.10E-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5.83225864711634" calcext:value-type="float">
            <text:p>5.832258647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5.83225886602846" calcext:value-type="float">
            <text:p>5.832258866</text:p>
          </table:table-cell>
          <table:table-cell/>
          <table:table-cell table:formula="of:=[.M37]/[.O37]" office:value-type="float" office:value="0" calcext:value-type="float">
            <text:p>0</text:p>
          </table:table-cell>
          <table:table-cell table:formula="of:=[.M37]-[.O37]" office:value-type="float" office:value="-5.83225886602846" calcext:value-type="float">
            <text:p>-5.8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11166801658057" calcext:value-type="float">
            <text:p>2.111668016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2.11166741737144" calcext:value-type="float">
            <text:p>2.1116674174</text:p>
          </table:table-cell>
          <table:table-cell/>
          <table:table-cell table:formula="of:=[.M38]/[.O38]" office:value-type="float" office:value="0" calcext:value-type="float">
            <text:p>0</text:p>
          </table:table-cell>
          <table:table-cell table:formula="of:=[.M38]-[.O38]" office:value-type="float" office:value="-2.11166741737144" calcext:value-type="float">
            <text:p>-2.1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9.6355716816913" calcext:value-type="float">
            <text:p>29.635571681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9.6355716816913" calcext:value-type="float">
            <text:p>29.6355716817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29.6355716816913" calcext:value-type="float">
            <text:p>-2.96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10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31.523916363391" calcext:value-type="float">
            <text:p>831.523916363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290.17330578047" calcext:value-type="float">
            <text:p>3290.173305780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301.08063794959" calcext:value-type="float">
            <text:p>1301.080637949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0809631666253803" calcext:value-type="float">
            <text:p>-0.080963166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5.83225864711634" calcext:value-type="float">
            <text:p>5.832258647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11166801658057" calcext:value-type="float">
            <text:p>2.111668016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9.6355716816913" calcext:value-type="float">
            <text:p>29.635571681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10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31.523918954176" calcext:value-type="float">
            <text:p>831.5239189542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831.523918954176" calcext:value-type="float">
            <text:p>-8.32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290.17331354439" calcext:value-type="float">
            <text:p>3290.1733135444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290.17331354439" calcext:value-type="float">
            <text:p>-3.29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301.08061652336" calcext:value-type="float">
            <text:p>1301.0806165234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1301.08061652336" calcext:value-type="float">
            <text:p>-1.30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0809630934080633" calcext:value-type="float">
            <text:p>-0.0809630934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0809630934080633" calcext:value-type="float">
            <text:p>8.10E-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5.83225886602846" calcext:value-type="float">
            <text:p>5.832258866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5.83225886602846" calcext:value-type="float">
            <text:p>-5.83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2.11166741737144" calcext:value-type="float">
            <text:p>2.1116674174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2.11166741737144" calcext:value-type="float">
            <text:p>-2.11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9.6355716816913" calcext:value-type="float">
            <text:p>29.6355716817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29.6355716816913" calcext:value-type="float">
            <text:p>-2.96E+001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120 sec tol. 1e-12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1" calcext:value-type="float">
            <text:p>1.00E-012</text:p>
          </table:table-cell>
          <table:table-cell table:style-name="ce2" table:formula="of:=[.B2]" office:value-type="float" office:value="0.000000000001" calcext:value-type="float">
            <text:p>1.00E-012</text:p>
          </table:table-cell>
          <table:table-cell table:style-name="ce2" table:formula="of:=[.C2]" office:value-type="float" office:value="0.000000000001" calcext:value-type="float">
            <text:p>1.00E-012</text:p>
          </table:table-cell>
          <table:table-cell table:style-name="ce2" table:formula="of:=[.D2]" office:value-type="float" office:value="0.000000000001" calcext:value-type="float">
            <text:p>1.00E-012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Thrust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120 sec tol. 1e-11'.D4]" office:value-type="string" office:string-value="-0.6 km MOLA" calcext:value-type="string">
            <text:p>-0.6 km MOLA</text:p>
          </table:table-cell>
          <table:table-cell table:style-name="ce1" table:formula="of:=['After 120 sec tol. 1e-11'.E4]" office:value-type="string" office:string-value="TSI Order = " calcext:value-type="string">
            <text:p>TSI Order = </text:p>
          </table:table-cell>
          <table:table-cell table:style-name="ce1" table:formula="of:=['After 120 sec tol. 1e-11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Gravity" calcext:value-type="string">
            <text:p>Gravity</text:p>
          </table:table-cell>
          <table:table-cell/>
          <table:table-cell table:style-name="ce1" table:formula="of:=['After 120 sec tol. 1e-11'.C5]" office:value-type="string" office:string-value="Latitude = " calcext:value-type="string">
            <text:p>Latitude = </text:p>
          </table:table-cell>
          <table:table-cell table:style-name="ce1" table:formula="of:=['After 120 sec tol. 1e-11'.D5]" office:value-type="float" office:value="21" calcext:value-type="float">
            <text:p>21</text:p>
          </table:table-cell>
          <table:table-cell table:style-name="ce1" table:formula="of:=['After 120 sec tol. 1e-11'.E5]" office:value-type="string" office:string-value="Longitude = " calcext:value-type="string">
            <text:p>Longitude = </text:p>
          </table:table-cell>
          <table:table-cell table:style-name="ce1" table:formula="of:=['After 120 sec tol. 1e-11'.F5]" office:value-type="float" office:value="74.5" calcext:value-type="float">
            <text:p>74.5</text:p>
          </table:table-cell>
          <table:table-cell table:style-name="ce1" table:formula="of:=['After 120 sec tol. 1e-11'.G5]" office:value-type="string" office:string-value="FPA = " calcext:value-type="string">
            <text:p>FPA = </text:p>
          </table:table-cell>
          <table:table-cell table:style-name="ce1" table:formula="of:=['After 120 sec tol. 1e-11'.H5]" office:value-type="float" office:value="89" calcext:value-type="float">
            <text:p>89</text:p>
          </table:table-cell>
          <table:table-cell table:style-name="ce1" table:formula="of:=['After 120 sec tol. 1e-11'.I5]" office:value-type="string" office:string-value="Azimuth = " calcext:value-type="string">
            <text:p>Azimuth = </text:p>
          </table:table-cell>
          <table:table-cell table:style-name="ce1" table:formula="of:=['After 120 sec tol. 1e-11'.J5]" office:value-type="float" office:value="90" calcext:value-type="float">
            <text:p>90</text:p>
          </table:table-cell>
          <table:table-cell table:style-name="ce1" table:formula="of:=['After 120 sec tol. 1e-11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120 sec tol. 1e-11'.M5]"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ce1" table:formula="of:=['After 0.2 sec'.A6]" office:value-type="string" office:string-value="Dra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120 sec tol. 1e-11'.D6]" office:value-type="float" office:value="120" calcext:value-type="float">
            <text:p>12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31.523916363381" calcext:value-type="float">
            <text:p>831.5239163634</text:p>
          </table:table-cell>
          <table:table-cell/>
          <table:table-cell table:style-name="ce4" table:formula="of:=['After 120 sec tol. 1e-11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31.523916363381" calcext:value-type="float">
            <text:p>831.523916363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31.523918921214" calcext:value-type="float">
            <text:p>831.5239189212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31.523918921214" calcext:value-type="float">
            <text:p>-8.32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290.17330578048" calcext:value-type="float">
            <text:p>3290.1733057805</text:p>
          </table:table-cell>
          <table:table-cell/>
          <table:table-cell table:style-name="ce4" table:formula="of:=['After 120 sec tol. 1e-11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290.17330578048" calcext:value-type="float">
            <text:p>3290.17330578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290.17331357176" calcext:value-type="float">
            <text:p>3290.1733135718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290.17331357176" calcext:value-type="float">
            <text:p>-3.29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301.08063794959" calcext:value-type="float">
            <text:p>1301.0806379496</text:p>
          </table:table-cell>
          <table:table-cell/>
          <table:table-cell table:style-name="ce4" table:formula="of:=['After 120 sec tol. 1e-11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301.08063794959" calcext:value-type="float">
            <text:p>1301.080637949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301.08061651777" calcext:value-type="float">
            <text:p>1301.0806165178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301.08061651777" calcext:value-type="float">
            <text:p>-1.30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0809631666255793" calcext:value-type="float">
            <text:p>-0.0809631666</text:p>
          </table:table-cell>
          <table:table-cell/>
          <table:table-cell table:style-name="ce4" table:formula="of:=['After 120 sec tol. 1e-11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0809631666255793" calcext:value-type="float">
            <text:p>-0.080963166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0809630942764996" calcext:value-type="float">
            <text:p>-0.0809630943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0809630942764996" calcext:value-type="float">
            <text:p>8.10E-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5.83225864711683" calcext:value-type="float">
            <text:p>5.8322586471</text:p>
          </table:table-cell>
          <table:table-cell/>
          <table:table-cell table:style-name="ce4" table:formula="of:=['After 120 sec tol. 1e-11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5.83225864711683" calcext:value-type="float">
            <text:p>5.832258647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5.83225886505949" calcext:value-type="float">
            <text:p>5.8322588651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5.83225886505949" calcext:value-type="float">
            <text:p>-5.83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2.11166801658071" calcext:value-type="float">
            <text:p>2.1116680166</text:p>
          </table:table-cell>
          <table:table-cell/>
          <table:table-cell table:style-name="ce4" table:formula="of:=['After 120 sec tol. 1e-11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2.11166801658071" calcext:value-type="float">
            <text:p>2.111668016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2.11166741659367" calcext:value-type="float">
            <text:p>2.1116674166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2.11166741659367" calcext:value-type="float">
            <text:p>-2.1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9.6355716816913" calcext:value-type="float">
            <text:p>29.6355716817</text:p>
          </table:table-cell>
          <table:table-cell/>
          <table:table-cell table:style-name="ce4" table:formula="of:=['After 120 sec tol. 1e-11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9.6355716816913" calcext:value-type="float">
            <text:p>29.635571681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9.6355716816915" calcext:value-type="float">
            <text:p>29.635571681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9.6355716816915" calcext:value-type="float">
            <text:p>-2.96E+001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120 sec tol. 1e-11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38" calcext:value-type="float">
            <text:p>38</text:p>
          </table:table-cell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2" calcext:value-type="float">
            <text:p>0.02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31.523916363381" calcext:value-type="float">
            <text:p>831.5239163634</text:p>
          </table:table-cell>
          <table:table-cell/>
          <table:table-cell table:style-name="ce3" office:value-type="float" office:value="831.523918921214" calcext:value-type="float">
            <text:p>831.5239189212</text:p>
          </table:table-cell>
          <table:table-cell/>
          <table:table-cell table:style-name="ce3" office:value-type="float" office:value="0.999999996923921" calcext:value-type="float">
            <text:p>0.9999999969</text:p>
          </table:table-cell>
          <table:table-cell table:style-name="ce3" office:value-type="float" office:value="-0.00000255783334068838" calcext:value-type="float">
            <text:p>-2.55783334068838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290.17330578048" calcext:value-type="float">
            <text:p>3290.1733057805</text:p>
          </table:table-cell>
          <table:table-cell/>
          <table:table-cell table:style-name="ce3" office:value-type="float" office:value="3290.17331357176" calcext:value-type="float">
            <text:p>3290.1733135718</text:p>
          </table:table-cell>
          <table:table-cell/>
          <table:table-cell table:style-name="ce3" office:value-type="float" office:value="0.999999997631954" calcext:value-type="float">
            <text:p>0.9999999976</text:p>
          </table:table-cell>
          <table:table-cell table:style-name="ce3" office:value-type="float" office:value="-0.00000779128095018677" calcext:value-type="float">
            <text:p>-7.79128095018677E-0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301.08063794959" calcext:value-type="float">
            <text:p>1301.0806379496</text:p>
          </table:table-cell>
          <table:table-cell/>
          <table:table-cell table:style-name="ce3" office:value-type="float" office:value="1301.08061651777" calcext:value-type="float">
            <text:p>1301.0806165178</text:p>
          </table:table-cell>
          <table:table-cell/>
          <table:table-cell table:style-name="ce3" office:value-type="float" office:value="1.00000001647232" calcext:value-type="float">
            <text:p>1.0000000165</text:p>
          </table:table-cell>
          <table:table-cell table:style-name="ce3" office:value-type="float" office:value="0.0000214318135931535" calcext:value-type="float">
            <text:p>2.14318135931535E-00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0809631666255793" calcext:value-type="float">
            <text:p>-0.0809631666</text:p>
          </table:table-cell>
          <table:table-cell/>
          <table:table-cell table:style-name="ce3" office:value-type="float" office:value="-0.0809630942764996" calcext:value-type="float">
            <text:p>-0.0809630943</text:p>
          </table:table-cell>
          <table:table-cell/>
          <table:table-cell table:style-name="ce3" office:value-type="float" office:value="1.00000089360567" calcext:value-type="float">
            <text:p>1.0000008936</text:p>
          </table:table-cell>
          <table:table-cell table:style-name="ce3" office:value-type="float" office:value="-0.0000000723490797271964" calcext:value-type="float">
            <text:p>-7.23490797271964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5.83225864711683" calcext:value-type="float">
            <text:p>5.8322586471</text:p>
          </table:table-cell>
          <table:table-cell/>
          <table:table-cell table:style-name="ce3" office:value-type="float" office:value="5.83225886505949" calcext:value-type="float">
            <text:p>5.8322588651</text:p>
          </table:table-cell>
          <table:table-cell/>
          <table:table-cell table:style-name="ce3" office:value-type="float" office:value="0.999999962631518" calcext:value-type="float">
            <text:p>0.9999999626</text:p>
          </table:table-cell>
          <table:table-cell table:style-name="ce3" office:value-type="float" office:value="-0.00000021794266302777" calcext:value-type="float">
            <text:p>-2.1794266302777E-00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11166801658071" calcext:value-type="float">
            <text:p>2.1116680166</text:p>
          </table:table-cell>
          <table:table-cell/>
          <table:table-cell table:style-name="ce3" office:value-type="float" office:value="2.11166741659367" calcext:value-type="float">
            <text:p>2.1116674166</text:p>
          </table:table-cell>
          <table:table-cell/>
          <table:table-cell table:style-name="ce3" office:value-type="float" office:value="1.00000028412951" calcext:value-type="float">
            <text:p>1.0000002841</text:p>
          </table:table-cell>
          <table:table-cell table:style-name="ce3" office:value-type="float" office:value="0.000000599987036498106" calcext:value-type="float">
            <text:p>0.000000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9.6355716816913" calcext:value-type="float">
            <text:p>29.6355716817</text:p>
          </table:table-cell>
          <table:table-cell/>
          <table:table-cell table:style-name="ce3" office:value-type="float" office:value="29.6355716816915" calcext:value-type="float">
            <text:p>29.6355716817</text:p>
          </table:table-cell>
          <table:table-cell/>
          <table:table-cell table:style-name="ce3" office:value-type="float" office:value="0.999999999999995" calcext:value-type="float">
            <text:p>1</text:p>
          </table:table-cell>
          <table:table-cell table:style-name="ce3" office:value-type="float" office:value="-0.000000000000159872115546023" calcext:value-type="float">
            <text:p>-1.59872115546023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11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31.523916363381" calcext:value-type="float">
            <text:p>831.523916363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31.523918921214" calcext:value-type="float">
            <text:p>831.5239189212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831.523918921214" calcext:value-type="float">
            <text:p>-8.32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290.17330578048" calcext:value-type="float">
            <text:p>3290.173305780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290.17331357176" calcext:value-type="float">
            <text:p>3290.1733135718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3290.17331357176" calcext:value-type="float">
            <text:p>-3.29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301.08063794959" calcext:value-type="float">
            <text:p>1301.080637949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301.08061651777" calcext:value-type="float">
            <text:p>1301.0806165178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1301.08061651777" calcext:value-type="float">
            <text:p>-1.30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0809631666255793" calcext:value-type="float">
            <text:p>-0.080963166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0809630942764996" calcext:value-type="float">
            <text:p>-0.0809630943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0809630942764996" calcext:value-type="float">
            <text:p>8.10E-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5.83225864711683" calcext:value-type="float">
            <text:p>5.832258647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5.83225886505949" calcext:value-type="float">
            <text:p>5.8322588651</text:p>
          </table:table-cell>
          <table:table-cell/>
          <table:table-cell table:formula="of:=[.M37]/[.O37]" office:value-type="float" office:value="0" calcext:value-type="float">
            <text:p>0</text:p>
          </table:table-cell>
          <table:table-cell table:formula="of:=[.M37]-[.O37]" office:value-type="float" office:value="-5.83225886505949" calcext:value-type="float">
            <text:p>-5.8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11166801658071" calcext:value-type="float">
            <text:p>2.111668016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2.11166741659367" calcext:value-type="float">
            <text:p>2.1116674166</text:p>
          </table:table-cell>
          <table:table-cell/>
          <table:table-cell table:formula="of:=[.M38]/[.O38]" office:value-type="float" office:value="0" calcext:value-type="float">
            <text:p>0</text:p>
          </table:table-cell>
          <table:table-cell table:formula="of:=[.M38]-[.O38]" office:value-type="float" office:value="-2.11166741659367" calcext:value-type="float">
            <text:p>-2.1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9.6355716816913" calcext:value-type="float">
            <text:p>29.635571681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9.6355716816915" calcext:value-type="float">
            <text:p>29.6355716817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29.6355716816915" calcext:value-type="float">
            <text:p>-2.96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11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31.523916363381" calcext:value-type="float">
            <text:p>831.523916363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290.17330578048" calcext:value-type="float">
            <text:p>3290.173305780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301.08063794959" calcext:value-type="float">
            <text:p>1301.080637949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0809631666255793" calcext:value-type="float">
            <text:p>-0.080963166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5.83225864711683" calcext:value-type="float">
            <text:p>5.832258647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11166801658071" calcext:value-type="float">
            <text:p>2.111668016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9.6355716816913" calcext:value-type="float">
            <text:p>29.635571681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11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31.523918921214" calcext:value-type="float">
            <text:p>831.5239189212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831.523918921214" calcext:value-type="float">
            <text:p>-8.32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290.17331357176" calcext:value-type="float">
            <text:p>3290.1733135718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290.17331357176" calcext:value-type="float">
            <text:p>-3.29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301.08061651777" calcext:value-type="float">
            <text:p>1301.0806165178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1301.08061651777" calcext:value-type="float">
            <text:p>-1.30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0809630942764996" calcext:value-type="float">
            <text:p>-0.0809630943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0809630942764996" calcext:value-type="float">
            <text:p>8.10E-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5.83225886505949" calcext:value-type="float">
            <text:p>5.8322588651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5.83225886505949" calcext:value-type="float">
            <text:p>-5.83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2.11166741659367" calcext:value-type="float">
            <text:p>2.1116674166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2.11166741659367" calcext:value-type="float">
            <text:p>-2.11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9.6355716816915" calcext:value-type="float">
            <text:p>29.6355716817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29.6355716816915" calcext:value-type="float">
            <text:p>-2.96E+001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120 sec tol. 1e-13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01" calcext:value-type="float">
            <text:p>1.00E-013</text:p>
          </table:table-cell>
          <table:table-cell table:style-name="ce2" table:formula="of:=[.B2]" office:value-type="float" office:value="0.0000000000001" calcext:value-type="float">
            <text:p>1.00E-013</text:p>
          </table:table-cell>
          <table:table-cell table:style-name="ce2" table:formula="of:=[.C2]" office:value-type="float" office:value="0.0000000000001" calcext:value-type="float">
            <text:p>1.00E-013</text:p>
          </table:table-cell>
          <table:table-cell table:style-name="ce2" table:formula="of:=[.D2]" office:value-type="float" office:value="0.0000000000001" calcext:value-type="float">
            <text:p>1.00E-013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Thrust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120 sec tol. 1e-12'.D4]" office:value-type="string" office:string-value="-0.6 km MOLA" calcext:value-type="string">
            <text:p>-0.6 km MOLA</text:p>
          </table:table-cell>
          <table:table-cell table:style-name="ce1" table:formula="of:=['After 120 sec tol. 1e-12'.E4]" office:value-type="string" office:string-value="TSI Order = " calcext:value-type="string">
            <text:p>TSI Order = </text:p>
          </table:table-cell>
          <table:table-cell table:style-name="ce1" table:formula="of:=['After 120 sec tol. 1e-12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Gravity" calcext:value-type="string">
            <text:p>Gravity</text:p>
          </table:table-cell>
          <table:table-cell/>
          <table:table-cell table:style-name="ce1" table:formula="of:=['After 120 sec tol. 1e-12'.C5]" office:value-type="string" office:string-value="Latitude = " calcext:value-type="string">
            <text:p>Latitude = </text:p>
          </table:table-cell>
          <table:table-cell table:style-name="ce1" table:formula="of:=['After 120 sec tol. 1e-12'.D5]" office:value-type="float" office:value="21" calcext:value-type="float">
            <text:p>21</text:p>
          </table:table-cell>
          <table:table-cell table:style-name="ce1" table:formula="of:=['After 120 sec tol. 1e-12'.E5]" office:value-type="string" office:string-value="Longitude = " calcext:value-type="string">
            <text:p>Longitude = </text:p>
          </table:table-cell>
          <table:table-cell table:style-name="ce1" table:formula="of:=['After 120 sec tol. 1e-12'.F5]" office:value-type="float" office:value="74.5" calcext:value-type="float">
            <text:p>74.5</text:p>
          </table:table-cell>
          <table:table-cell table:style-name="ce1" table:formula="of:=['After 120 sec tol. 1e-12'.G5]" office:value-type="string" office:string-value="FPA = " calcext:value-type="string">
            <text:p>FPA = </text:p>
          </table:table-cell>
          <table:table-cell table:style-name="ce1" table:formula="of:=['After 120 sec tol. 1e-12'.H5]" office:value-type="float" office:value="89" calcext:value-type="float">
            <text:p>89</text:p>
          </table:table-cell>
          <table:table-cell table:style-name="ce1" table:formula="of:=['After 120 sec tol. 1e-12'.I5]" office:value-type="string" office:string-value="Azimuth = " calcext:value-type="string">
            <text:p>Azimuth = </text:p>
          </table:table-cell>
          <table:table-cell table:style-name="ce1" table:formula="of:=['After 120 sec tol. 1e-12'.J5]" office:value-type="float" office:value="90" calcext:value-type="float">
            <text:p>90</text:p>
          </table:table-cell>
          <table:table-cell table:style-name="ce1" table:formula="of:=['After 120 sec tol. 1e-12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120 sec tol. 1e-12'.M5]"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ce1" table:formula="of:=['After 0.2 sec'.A6]" office:value-type="string" office:string-value="Dra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120 sec tol. 1e-12'.D6]" office:value-type="float" office:value="120" calcext:value-type="float">
            <text:p>12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31.523916363382" calcext:value-type="float">
            <text:p>831.5239163634</text:p>
          </table:table-cell>
          <table:table-cell/>
          <table:table-cell table:style-name="ce4" table:formula="of:=['After 120 sec tol. 1e-12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31.523916363382" calcext:value-type="float">
            <text:p>831.523916363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31.523918886637" calcext:value-type="float">
            <text:p>831.5239188866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31.523918886637" calcext:value-type="float">
            <text:p>-8.32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290.17330578048" calcext:value-type="float">
            <text:p>3290.1733057805</text:p>
          </table:table-cell>
          <table:table-cell/>
          <table:table-cell table:style-name="ce4" table:formula="of:=['After 120 sec tol. 1e-12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290.17330578048" calcext:value-type="float">
            <text:p>3290.17330578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290.17331359697" calcext:value-type="float">
            <text:p>3290.173313597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290.17331359697" calcext:value-type="float">
            <text:p>-3.29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301.08063794959" calcext:value-type="float">
            <text:p>1301.0806379496</text:p>
          </table:table-cell>
          <table:table-cell/>
          <table:table-cell table:style-name="ce4" table:formula="of:=['After 120 sec tol. 1e-12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301.08063794959" calcext:value-type="float">
            <text:p>1301.080637949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301.08061646061" calcext:value-type="float">
            <text:p>1301.0806164606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301.08061646061" calcext:value-type="float">
            <text:p>-1.30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0809631666255911" calcext:value-type="float">
            <text:p>-0.0809631666</text:p>
          </table:table-cell>
          <table:table-cell/>
          <table:table-cell table:style-name="ce4" table:formula="of:=['After 120 sec tol. 1e-12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0809631666255911" calcext:value-type="float">
            <text:p>-0.080963166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0809630951711344" calcext:value-type="float">
            <text:p>-0.0809630952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0809630951711344" calcext:value-type="float">
            <text:p>8.10E-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5.83225864711692" calcext:value-type="float">
            <text:p>5.8322586471</text:p>
          </table:table-cell>
          <table:table-cell/>
          <table:table-cell table:style-name="ce4" table:formula="of:=['After 120 sec tol. 1e-12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5.83225864711692" calcext:value-type="float">
            <text:p>5.832258647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5.83225886559116" calcext:value-type="float">
            <text:p>5.8322588656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5.83225886559116" calcext:value-type="float">
            <text:p>-5.83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2.11166801658073" calcext:value-type="float">
            <text:p>2.1116680166</text:p>
          </table:table-cell>
          <table:table-cell/>
          <table:table-cell table:style-name="ce4" table:formula="of:=['After 120 sec tol. 1e-12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2.11166801658073" calcext:value-type="float">
            <text:p>2.111668016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2.11166741493884" calcext:value-type="float">
            <text:p>2.1116674149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2.11166741493884" calcext:value-type="float">
            <text:p>-2.1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9.6355716816913" calcext:value-type="float">
            <text:p>29.6355716817</text:p>
          </table:table-cell>
          <table:table-cell/>
          <table:table-cell table:style-name="ce4" table:formula="of:=['After 120 sec tol. 1e-12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9.6355716816913" calcext:value-type="float">
            <text:p>29.635571681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9.6355716816914" calcext:value-type="float">
            <text:p>29.635571681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9.6355716816914" calcext:value-type="float">
            <text:p>-2.96E+001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120 sec tol. 1e-12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40" calcext:value-type="float">
            <text:p>40</text:p>
          </table:table-cell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2" calcext:value-type="float">
            <text:p>0.02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31.523916363382" calcext:value-type="float">
            <text:p>831.5239163634</text:p>
          </table:table-cell>
          <table:table-cell/>
          <table:table-cell table:style-name="ce3" office:value-type="float" office:value="831.523918886637" calcext:value-type="float">
            <text:p>831.5239188866</text:p>
          </table:table-cell>
          <table:table-cell/>
          <table:table-cell table:style-name="ce3" office:value-type="float" office:value="0.999999996965505" calcext:value-type="float">
            <text:p>0.999999997</text:p>
          </table:table-cell>
          <table:table-cell table:style-name="ce3" office:value-type="float" office:value="-0.00000252325480687432" calcext:value-type="float">
            <text:p>-2.52325480687432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290.17330578048" calcext:value-type="float">
            <text:p>3290.1733057805</text:p>
          </table:table-cell>
          <table:table-cell/>
          <table:table-cell table:style-name="ce3" office:value-type="float" office:value="3290.17331359697" calcext:value-type="float">
            <text:p>3290.173313597</text:p>
          </table:table-cell>
          <table:table-cell/>
          <table:table-cell table:style-name="ce3" office:value-type="float" office:value="0.999999997624291" calcext:value-type="float">
            <text:p>0.9999999976</text:p>
          </table:table-cell>
          <table:table-cell table:style-name="ce3" office:value-type="float" office:value="-0.00000781649487180403" calcext:value-type="float">
            <text:p>-7.81649487180403E-0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301.08063794959" calcext:value-type="float">
            <text:p>1301.0806379496</text:p>
          </table:table-cell>
          <table:table-cell/>
          <table:table-cell table:style-name="ce3" office:value-type="float" office:value="1301.08061646061" calcext:value-type="float">
            <text:p>1301.0806164606</text:p>
          </table:table-cell>
          <table:table-cell/>
          <table:table-cell table:style-name="ce3" office:value-type="float" office:value="1.00000001651626" calcext:value-type="float">
            <text:p>1.0000000165</text:p>
          </table:table-cell>
          <table:table-cell table:style-name="ce3" office:value-type="float" office:value="0.0000214889819289965" calcext:value-type="float">
            <text:p>0.00002148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0809631666255911" calcext:value-type="float">
            <text:p>-0.0809631666</text:p>
          </table:table-cell>
          <table:table-cell/>
          <table:table-cell table:style-name="ce3" office:value-type="float" office:value="-0.0809630951711344" calcext:value-type="float">
            <text:p>-0.0809630952</text:p>
          </table:table-cell>
          <table:table-cell/>
          <table:table-cell table:style-name="ce3" office:value-type="float" office:value="1.00000088255589" calcext:value-type="float">
            <text:p>1.0000008826</text:p>
          </table:table-cell>
          <table:table-cell table:style-name="ce3" office:value-type="float" office:value="-0.0000000714544566848829" calcext:value-type="float">
            <text:p>-7.14544566848829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5.83225864711692" calcext:value-type="float">
            <text:p>5.8322586471</text:p>
          </table:table-cell>
          <table:table-cell/>
          <table:table-cell table:style-name="ce3" office:value-type="float" office:value="5.83225886559116" calcext:value-type="float">
            <text:p>5.8322588656</text:p>
          </table:table-cell>
          <table:table-cell/>
          <table:table-cell table:style-name="ce3" office:value-type="float" office:value="0.999999962540372" calcext:value-type="float">
            <text:p>0.9999999625</text:p>
          </table:table-cell>
          <table:table-cell table:style-name="ce3" office:value-type="float" office:value="-0.000000218474246693745" calcext:value-type="float">
            <text:p>-2.18474246693745E-00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11166801658073" calcext:value-type="float">
            <text:p>2.1116680166</text:p>
          </table:table-cell>
          <table:table-cell/>
          <table:table-cell table:style-name="ce3" office:value-type="float" office:value="2.11166741493884" calcext:value-type="float">
            <text:p>2.1116674149</text:p>
          </table:table-cell>
          <table:table-cell/>
          <table:table-cell table:style-name="ce3" office:value-type="float" office:value="1.00000028491318" calcext:value-type="float">
            <text:p>1.0000002849</text:p>
          </table:table-cell>
          <table:table-cell table:style-name="ce3" office:value-type="float" office:value="0.000000601641886976978" calcext:value-type="float">
            <text:p>6.01641886976978E-00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9.6355716816913" calcext:value-type="float">
            <text:p>29.6355716817</text:p>
          </table:table-cell>
          <table:table-cell/>
          <table:table-cell table:style-name="ce3" office:value-type="float" office:value="29.6355716816914" calcext:value-type="float">
            <text:p>29.6355716817</text:p>
          </table:table-cell>
          <table:table-cell/>
          <table:table-cell table:style-name="ce3" office:value-type="float" office:value="0.999999999999998" calcext:value-type="float">
            <text:p>1</text:p>
          </table:table-cell>
          <table:table-cell table:style-name="ce3" office:value-type="float" office:value="-0.0000000000000532907051820075" calcext:value-type="float">
            <text:p>-5.32907051820075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12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41" calcext:value-type="float">
            <text:p>4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31.523916363382" calcext:value-type="float">
            <text:p>831.523916363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31.523918886637" calcext:value-type="float">
            <text:p>831.5239188866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831.523918886637" calcext:value-type="float">
            <text:p>-8.32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290.17330578048" calcext:value-type="float">
            <text:p>3290.173305780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290.17331359697" calcext:value-type="float">
            <text:p>3290.173313597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3290.17331359697" calcext:value-type="float">
            <text:p>-3.29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301.08063794959" calcext:value-type="float">
            <text:p>1301.080637949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301.08061646061" calcext:value-type="float">
            <text:p>1301.0806164606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1301.08061646061" calcext:value-type="float">
            <text:p>-1.30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0809631666255911" calcext:value-type="float">
            <text:p>-0.080963166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0809630951711344" calcext:value-type="float">
            <text:p>-0.0809630952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0809630951711344" calcext:value-type="float">
            <text:p>8.10E-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5.83225864711692" calcext:value-type="float">
            <text:p>5.832258647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5.83225886559116" calcext:value-type="float">
            <text:p>5.8322588656</text:p>
          </table:table-cell>
          <table:table-cell/>
          <table:table-cell table:formula="of:=[.M37]/[.O37]" office:value-type="float" office:value="0" calcext:value-type="float">
            <text:p>0</text:p>
          </table:table-cell>
          <table:table-cell table:formula="of:=[.M37]-[.O37]" office:value-type="float" office:value="-5.83225886559116" calcext:value-type="float">
            <text:p>-5.8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11166801658073" calcext:value-type="float">
            <text:p>2.111668016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2.11166741493884" calcext:value-type="float">
            <text:p>2.1116674149</text:p>
          </table:table-cell>
          <table:table-cell/>
          <table:table-cell table:formula="of:=[.M38]/[.O38]" office:value-type="float" office:value="0" calcext:value-type="float">
            <text:p>0</text:p>
          </table:table-cell>
          <table:table-cell table:formula="of:=[.M38]-[.O38]" office:value-type="float" office:value="-2.11166741493884" calcext:value-type="float">
            <text:p>-2.1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9.6355716816913" calcext:value-type="float">
            <text:p>29.635571681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9.6355716816914" calcext:value-type="float">
            <text:p>29.6355716817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29.6355716816914" calcext:value-type="float">
            <text:p>-2.96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12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31.523916363382" calcext:value-type="float">
            <text:p>831.523916363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290.17330578048" calcext:value-type="float">
            <text:p>3290.173305780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301.08063794959" calcext:value-type="float">
            <text:p>1301.080637949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0809631666255911" calcext:value-type="float">
            <text:p>-0.080963166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5.83225864711692" calcext:value-type="float">
            <text:p>5.832258647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11166801658073" calcext:value-type="float">
            <text:p>2.111668016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9.6355716816913" calcext:value-type="float">
            <text:p>29.635571681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12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31.523918886637" calcext:value-type="float">
            <text:p>831.5239188866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831.523918886637" calcext:value-type="float">
            <text:p>-8.32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290.17331359697" calcext:value-type="float">
            <text:p>3290.173313597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290.17331359697" calcext:value-type="float">
            <text:p>-3.29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301.08061646061" calcext:value-type="float">
            <text:p>1301.0806164606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1301.08061646061" calcext:value-type="float">
            <text:p>-1.30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0809630951711344" calcext:value-type="float">
            <text:p>-0.0809630952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0809630951711344" calcext:value-type="float">
            <text:p>8.10E-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5.83225886559116" calcext:value-type="float">
            <text:p>5.8322588656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5.83225886559116" calcext:value-type="float">
            <text:p>-5.83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2.11166741493884" calcext:value-type="float">
            <text:p>2.1116674149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2.11166741493884" calcext:value-type="float">
            <text:p>-2.11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9.6355716816914" calcext:value-type="float">
            <text:p>29.6355716817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29.6355716816914" calcext:value-type="float">
            <text:p>-2.96E+001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120 sec tol. 1e-14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5"/>
        </table:table-row>
        <table:table-row table:style-name="ro1">
          <table:table-cell table:style-name="ce1" table:formula="of:=['After 0.2 sec'.A4]" office:value-type="string" office:string-value="Thrust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120 sec tol. 1e-8'.D4]" office:value-type="string" office:string-value="-0.6 km MOLA" calcext:value-type="string">
            <text:p>-0.6 km MOLA</text:p>
          </table:table-cell>
          <table:table-cell table:style-name="ce1" table:formula="of:=['After 120 sec tol. 1e-8'.E4]" office:value-type="string" office:string-value="TSI Order = " calcext:value-type="string">
            <text:p>TSI Order = </text:p>
          </table:table-cell>
          <table:table-cell table:style-name="ce1" table:formula="of:=['After 120 sec tol. 1e-8'.F4]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table:style-name="ce1" table:formula="of:=['After 0.2 sec'.A5]" office:value-type="string" office:string-value="Gravity" calcext:value-type="string">
            <text:p>Gravity</text:p>
          </table:table-cell>
          <table:table-cell/>
          <table:table-cell table:style-name="ce1" table:formula="of:=['After 120 sec tol. 1e-13'.C5]" office:value-type="string" office:string-value="Latitude = " calcext:value-type="string">
            <text:p>Latitude = </text:p>
          </table:table-cell>
          <table:table-cell table:style-name="ce1" table:formula="of:=['After 120 sec tol. 1e-13'.D5]" office:value-type="float" office:value="21" calcext:value-type="float">
            <text:p>21</text:p>
          </table:table-cell>
          <table:table-cell table:style-name="ce1" table:formula="of:=['After 120 sec tol. 1e-13'.E5]" office:value-type="string" office:string-value="Longitude = " calcext:value-type="string">
            <text:p>Longitude = </text:p>
          </table:table-cell>
          <table:table-cell table:style-name="ce1" table:formula="of:=['After 120 sec tol. 1e-13'.F5]" office:value-type="float" office:value="74.5" calcext:value-type="float">
            <text:p>74.5</text:p>
          </table:table-cell>
          <table:table-cell table:style-name="ce1" table:formula="of:=['After 120 sec tol. 1e-13'.G5]" office:value-type="string" office:string-value="FPA = " calcext:value-type="string">
            <text:p>FPA = </text:p>
          </table:table-cell>
          <table:table-cell table:style-name="ce1" table:formula="of:=['After 120 sec tol. 1e-13'.H5]" office:value-type="float" office:value="89" calcext:value-type="float">
            <text:p>89</text:p>
          </table:table-cell>
          <table:table-cell table:style-name="ce1" table:formula="of:=['After 120 sec tol. 1e-13'.I5]" office:value-type="string" office:string-value="Azimuth = " calcext:value-type="string">
            <text:p>Azimuth = </text:p>
          </table:table-cell>
          <table:table-cell table:style-name="ce1" table:formula="of:=['After 120 sec tol. 1e-13'.J5]" office:value-type="float" office:value="90" calcext:value-type="float">
            <text:p>90</text:p>
          </table:table-cell>
          <table:table-cell table:style-name="ce1" table:formula="of:=['After 120 sec tol. 1e-13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120 sec tol. 1e-13'.M5]" office:value-type="float" office:value="0.01" calcext:value-type="float">
            <text:p>0.01</text:p>
          </table:table-cell>
          <table:table-cell table:number-columns-repeated="12"/>
        </table:table-row>
        <table:table-row table:style-name="ro1">
          <table:table-cell table:style-name="ce1" table:formula="of:=['After 0.2 sec'.A6]" office:value-type="string" office:string-value="Dra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120 sec tol. 1e-8'.D6]" office:value-type="float" office:value="120" calcext:value-type="float">
            <text:p>120</text:p>
          </table:table-cell>
          <table:table-cell table:style-name="ce1" office:value-type="string" calcext:value-type="string">
            <text:p>sec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31.523916363384" calcext:value-type="float">
            <text:p>831.5239163634</text:p>
          </table:table-cell>
          <table:table-cell/>
          <table:table-cell table:style-name="ce4" table:formula="of:=['After 120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31.523916363384" calcext:value-type="float">
            <text:p>831.523916363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31.523918884781" calcext:value-type="float">
            <text:p>831.5239188848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31.523918884781" calcext:value-type="float">
            <text:p>-8.32E+002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290.17330578048" calcext:value-type="float">
            <text:p>3290.1733057805</text:p>
          </table:table-cell>
          <table:table-cell/>
          <table:table-cell table:style-name="ce4" table:formula="of:=['After 120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290.17330578048" calcext:value-type="float">
            <text:p>3290.17330578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290.17331360037" calcext:value-type="float">
            <text:p>3290.1733136004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290.17331360037" calcext:value-type="float">
            <text:p>-3.29E+003</text:p>
          </table:table-cell>
          <table:table-cell/>
          <table:table-cell table:style-name="ce3" table:formula="of:=SQRT([.D9]*[.D9]+[.D10]*[.D10]+[.D11]*[.D11])" office:value-type="float" office:value="3634.48527745017" calcext:value-type="float">
            <text:p>3634.4852774502</text:p>
          </table:table-cell>
          <table:table-cell/>
          <table:table-cell table:style-name="ce3" table:formula="of:=SQRT([.F9]*[.F9]+[.F10]*[.F10]+[.F11]*[.F11])" office:value-type="float" office:value="0" calcext:value-type="float">
            <text:p>0</text:p>
          </table:table-cell>
          <table:table-cell/>
          <table:table-cell table:formula="of:=[.T10]/[.V10]" office:value-type="string" office:string-value="" calcext:value-type="error">
            <text:p>#DIV/0!</text:p>
          </table:table-cell>
          <table:table-cell table:formula="of:=[.T10]-[.V10]" office:value-type="float" office:value="3634.48527745017" calcext:value-type="float">
            <text:p>3634.4852774502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301.08063794959" calcext:value-type="float">
            <text:p>1301.0806379496</text:p>
          </table:table-cell>
          <table:table-cell/>
          <table:table-cell table:style-name="ce4" table:formula="of:=['After 120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301.08063794959" calcext:value-type="float">
            <text:p>1301.080637949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301.0806164522" calcext:value-type="float">
            <text:p>1301.0806164522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301.0806164522" calcext:value-type="float">
            <text:p>-1.30E+003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0809631666255909" calcext:value-type="float">
            <text:p>-0.0809631666</text:p>
          </table:table-cell>
          <table:table-cell/>
          <table:table-cell table:style-name="ce4" table:formula="of:=['After 120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0809631666255909" calcext:value-type="float">
            <text:p>-0.080963166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0809630952177519" calcext:value-type="float">
            <text:p>-0.0809630952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0809630952177519" calcext:value-type="float">
            <text:p>8.10E-002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5.83225864711699" calcext:value-type="float">
            <text:p>5.8322586471</text:p>
          </table:table-cell>
          <table:table-cell/>
          <table:table-cell table:style-name="ce4" table:formula="of:=['After 120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5.83225864711699" calcext:value-type="float">
            <text:p>5.832258647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5.83225886567162" calcext:value-type="float">
            <text:p>5.8322588657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5.83225886567162" calcext:value-type="float">
            <text:p>-5.83E+000</text:p>
          </table:table-cell>
          <table:table-cell/>
          <table:table-cell table:style-name="ce3" table:formula="of:=SQRT([.D12]*[.D12]+[.D13]*[.D13]+[.D14]*[.D14])" office:value-type="float" office:value="6.2033005548233" calcext:value-type="float">
            <text:p>6.2033005548</text:p>
          </table:table-cell>
          <table:table-cell/>
          <table:table-cell table:style-name="ce3" table:formula="of:=SQRT([.F12]*[.F12]+[.F13]*[.F13]+[.F14]*[.F14])" office:value-type="float" office:value="0" calcext:value-type="float">
            <text:p>0</text:p>
          </table:table-cell>
          <table:table-cell/>
          <table:table-cell table:formula="of:=[.T13]/[.V13]" office:value-type="string" office:string-value="" calcext:value-type="error">
            <text:p>#DIV/0!</text:p>
          </table:table-cell>
          <table:table-cell table:formula="of:=[.T13]-[.V13]" office:value-type="float" office:value="6.2033005548233" calcext:value-type="float">
            <text:p>6.2033005548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2.11166801658075" calcext:value-type="float">
            <text:p>2.1116680166</text:p>
          </table:table-cell>
          <table:table-cell/>
          <table:table-cell table:style-name="ce4" table:formula="of:=['After 120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2.11166801658075" calcext:value-type="float">
            <text:p>2.111668016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2.11166741469894" calcext:value-type="float">
            <text:p>2.1116674147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2.11166741469894" calcext:value-type="float">
            <text:p>-2.11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9.6355716816914" calcext:value-type="float">
            <text:p>29.6355716817</text:p>
          </table:table-cell>
          <table:table-cell/>
          <table:table-cell table:style-name="ce4" table:formula="of:=['After 120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9.6355716816914" calcext:value-type="float">
            <text:p>29.635571681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9.6355716816913" calcext:value-type="float">
            <text:p>29.635571681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9.6355716816913" calcext:value-type="float">
            <text:p>-2.96E+001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'After 120 sec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44" calcext:value-type="float">
            <text:p>44</text:p>
          </table:table-cell>
          <table:table-cell/>
          <table:table-cell table:style-name="ce1" table:formula="of:=['After 120 sec tol. 1e-8'.F17]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3" calcext:value-type="float">
            <text:p>0.03</text:p>
          </table:table-cell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31.523916363384" calcext:value-type="float">
            <text:p>831.5239163634</text:p>
          </table:table-cell>
          <table:table-cell/>
          <table:table-cell table:style-name="ce3" office:value-type="float" office:value="831.523918884781" calcext:value-type="float">
            <text:p>831.5239188848</text:p>
          </table:table-cell>
          <table:table-cell/>
          <table:table-cell table:style-name="ce3" office:value-type="float" office:value="0.999999996967739" calcext:value-type="float">
            <text:p>0.999999997</text:p>
          </table:table-cell>
          <table:table-cell table:style-name="ce3" office:value-type="float" office:value="-0.0000025213976186933" calcext:value-type="float">
            <text:p>-2.5213976186933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290.17330578048" calcext:value-type="float">
            <text:p>3290.1733057805</text:p>
          </table:table-cell>
          <table:table-cell/>
          <table:table-cell table:style-name="ce3" office:value-type="float" office:value="3290.17331360037" calcext:value-type="float">
            <text:p>3290.1733136004</text:p>
          </table:table-cell>
          <table:table-cell/>
          <table:table-cell table:style-name="ce3" office:value-type="float" office:value="0.999999997623259" calcext:value-type="float">
            <text:p>0.9999999976</text:p>
          </table:table-cell>
          <table:table-cell table:style-name="ce3" office:value-type="float" office:value="-0.00000781988956077839" calcext:value-type="float">
            <text:p>-7.81988956077839E-0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/>
          <table:table-cell table:style-name="ce3" table:formula="of:=SQRT([.D21]*[.D21]+[.D22]*[.D22]+[.D23]*[.D23])" office:value-type="float" office:value="3634.48527745017" calcext:value-type="float">
            <text:p>3634.4852774502</text:p>
          </table:table-cell>
          <table:table-cell/>
          <table:table-cell table:style-name="ce3" table:formula="of:=SQRT([.F21]*[.F21]+[.F22]*[.F22]+[.F23]*[.F23])" office:value-type="float" office:value="3634.48527741043" calcext:value-type="float">
            <text:p>3634.4852774104</text:p>
          </table:table-cell>
          <table:table-cell/>
          <table:table-cell table:formula="of:=[.T22]/[.V22]" office:value-type="float" office:value="1.00000000001093" calcext:value-type="float">
            <text:p>1</text:p>
          </table:table-cell>
          <table:table-cell table:formula="of:=[.T22]-[.V22]" office:value-type="float" office:value="0.0000000397421899833716" calcext:value-type="float">
            <text:p>3.97421899833716E-008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301.08063794959" calcext:value-type="float">
            <text:p>1301.0806379496</text:p>
          </table:table-cell>
          <table:table-cell/>
          <table:table-cell table:style-name="ce3" office:value-type="float" office:value="1301.0806164522" calcext:value-type="float">
            <text:p>1301.0806164522</text:p>
          </table:table-cell>
          <table:table-cell/>
          <table:table-cell table:style-name="ce3" office:value-type="float" office:value="1.00000001652272" calcext:value-type="float">
            <text:p>1.0000000165</text:p>
          </table:table-cell>
          <table:table-cell table:style-name="ce3" office:value-type="float" office:value="0.0000214973849779199" calcext:value-type="float">
            <text:p>2.14973849779199E-00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0809631666255909" calcext:value-type="float">
            <text:p>-0.0809631666</text:p>
          </table:table-cell>
          <table:table-cell/>
          <table:table-cell table:style-name="ce3" office:value-type="float" office:value="-0.0809630952177519" calcext:value-type="float">
            <text:p>-0.0809630952</text:p>
          </table:table-cell>
          <table:table-cell/>
          <table:table-cell table:style-name="ce3" office:value-type="float" office:value="1.0000008819801" calcext:value-type="float">
            <text:p>1.000000882</text:p>
          </table:table-cell>
          <table:table-cell table:style-name="ce3" office:value-type="float" office:value="-0.0000000714078389474349" calcext:value-type="float">
            <text:p>-7.14078389474349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5.83225864711699" calcext:value-type="float">
            <text:p>5.8322586471</text:p>
          </table:table-cell>
          <table:table-cell/>
          <table:table-cell table:style-name="ce3" office:value-type="float" office:value="5.83225886567162" calcext:value-type="float">
            <text:p>5.8322588657</text:p>
          </table:table-cell>
          <table:table-cell/>
          <table:table-cell table:style-name="ce3" office:value-type="float" office:value="0.999999962526589" calcext:value-type="float">
            <text:p>0.9999999625</text:p>
          </table:table-cell>
          <table:table-cell table:style-name="ce3" office:value-type="float" office:value="-0.000000218554632169798" calcext:value-type="float">
            <text:p>-2.18554632169798E-00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/>
          <table:table-cell table:style-name="ce3" table:formula="of:=SQRT([.D24]*[.D24]+[.D25]*[.D25]+[.D26]*[.D26])" office:value-type="float" office:value="6.2033005548233" calcext:value-type="float">
            <text:p>6.2033005548</text:p>
          </table:table-cell>
          <table:table-cell/>
          <table:table-cell table:style-name="ce3" table:formula="of:=SQRT([.F24]*[.F24]+[.F25]*[.F25]+[.F26]*[.F26])" office:value-type="float" office:value="6.2033005544866" calcext:value-type="float">
            <text:p>6.2033005545</text:p>
          </table:table-cell>
          <table:table-cell/>
          <table:table-cell table:formula="of:=[.T25]/[.V25]" office:value-type="float" office:value="1.00000000005428" calcext:value-type="float">
            <text:p>1.0000000001</text:p>
          </table:table-cell>
          <table:table-cell table:formula="of:=[.T25]-[.V25]" office:value-type="float" office:value="0.000000000336696892588861" calcext:value-type="float">
            <text:p>3.36696892588861E-01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11166801658075" calcext:value-type="float">
            <text:p>2.1116680166</text:p>
          </table:table-cell>
          <table:table-cell/>
          <table:table-cell table:style-name="ce3" office:value-type="float" office:value="2.11166741469894" calcext:value-type="float">
            <text:p>2.1116674147</text:p>
          </table:table-cell>
          <table:table-cell/>
          <table:table-cell table:style-name="ce3" office:value-type="float" office:value="1.0000002850268" calcext:value-type="float">
            <text:p>1.000000285</text:p>
          </table:table-cell>
          <table:table-cell table:style-name="ce3" office:value-type="float" office:value="0.000000601881815498473" calcext:value-type="float">
            <text:p>6.01881815498473E-00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9.6355716816914" calcext:value-type="float">
            <text:p>29.6355716817</text:p>
          </table:table-cell>
          <table:table-cell/>
          <table:table-cell table:style-name="ce3" office:value-type="float" office:value="29.6355716816913" calcext:value-type="float">
            <text:p>29.635571681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817124146124115" calcext:value-type="float">
            <text:p>8.17124146124115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office:value-type="float" office:value="56" calcext:value-type="float">
            <text:p>56</text:p>
          </table:table-cell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31.523916363384" calcext:value-type="float">
            <text:p>831.523916363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31.523918884781" calcext:value-type="float">
            <text:p>831.5239188848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831.523918884781" calcext:value-type="float">
            <text:p>-8.32E+002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290.17330578048" calcext:value-type="float">
            <text:p>3290.173305780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290.17331360037" calcext:value-type="float">
            <text:p>3290.1733136004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3290.17331360037" calcext:value-type="float">
            <text:p>-3.29E+003</text:p>
          </table:table-cell>
          <table:table-cell/>
          <table:table-cell table:style-name="ce3" table:formula="of:=SQRT([.D33]*[.D33]+[.D34]*[.D34]+[.D35]*[.D35])" office:value-type="float" office:value="3634.48527745017" calcext:value-type="float">
            <text:p>3634.4852774502</text:p>
          </table:table-cell>
          <table:table-cell/>
          <table:table-cell table:style-name="ce3" table:formula="of:=SQRT([.F33]*[.F33]+[.F34]*[.F34]+[.F35]*[.F35])" office:value-type="float" office:value="0" calcext:value-type="float">
            <text:p>0</text:p>
          </table:table-cell>
          <table:table-cell/>
          <table:table-cell table:formula="of:=[.T34]/[.V34]" office:value-type="string" office:string-value="" calcext:value-type="error">
            <text:p>#DIV/0!</text:p>
          </table:table-cell>
          <table:table-cell table:formula="of:=[.T34]-[.V34]" office:value-type="float" office:value="3634.48527745017" calcext:value-type="float">
            <text:p>3634.4852774502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301.08063794959" calcext:value-type="float">
            <text:p>1301.080637949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301.0806164522" calcext:value-type="float">
            <text:p>1301.0806164522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1301.0806164522" calcext:value-type="float">
            <text:p>-1.30E+003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0809631666255909" calcext:value-type="float">
            <text:p>-0.080963166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0809630952177519" calcext:value-type="float">
            <text:p>-0.0809630952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0809630952177519" calcext:value-type="float">
            <text:p>8.10E-002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5.83225864711699" calcext:value-type="float">
            <text:p>5.832258647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5.83225886567162" calcext:value-type="float">
            <text:p>5.8322588657</text:p>
          </table:table-cell>
          <table:table-cell/>
          <table:table-cell table:formula="of:=[.M37]/[.O37]" office:value-type="float" office:value="0" calcext:value-type="float">
            <text:p>0</text:p>
          </table:table-cell>
          <table:table-cell table:formula="of:=[.M37]-[.O37]" office:value-type="float" office:value="-5.83225886567162" calcext:value-type="float">
            <text:p>-5.83E+000</text:p>
          </table:table-cell>
          <table:table-cell/>
          <table:table-cell table:style-name="ce3" table:formula="of:=SQRT([.D36]*[.D36]+[.D37]*[.D37]+[.D38]*[.D38])" office:value-type="float" office:value="6.2033005548233" calcext:value-type="float">
            <text:p>6.2033005548</text:p>
          </table:table-cell>
          <table:table-cell/>
          <table:table-cell table:style-name="ce3" table:formula="of:=SQRT([.F36]*[.F36]+[.F37]*[.F37]+[.F38]*[.F38])" office:value-type="float" office:value="0" calcext:value-type="float">
            <text:p>0</text:p>
          </table:table-cell>
          <table:table-cell/>
          <table:table-cell table:formula="of:=[.T37]/[.V37]" office:value-type="string" office:string-value="" calcext:value-type="error">
            <text:p>#DIV/0!</text:p>
          </table:table-cell>
          <table:table-cell table:formula="of:=[.T37]-[.V37]" office:value-type="float" office:value="6.2033005548233" calcext:value-type="float">
            <text:p>6.2033005548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11166801658075" calcext:value-type="float">
            <text:p>2.111668016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2.11166741469894" calcext:value-type="float">
            <text:p>2.1116674147</text:p>
          </table:table-cell>
          <table:table-cell/>
          <table:table-cell table:formula="of:=[.M38]/[.O38]" office:value-type="float" office:value="0" calcext:value-type="float">
            <text:p>0</text:p>
          </table:table-cell>
          <table:table-cell table:formula="of:=[.M38]-[.O38]" office:value-type="float" office:value="-2.11166741469894" calcext:value-type="float">
            <text:p>-2.11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9.6355716816914" calcext:value-type="float">
            <text:p>29.635571681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9.6355716816913" calcext:value-type="float">
            <text:p>29.6355716817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29.6355716816913" calcext:value-type="float">
            <text:p>-2.96E+001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31.523916363384" calcext:value-type="float">
            <text:p>831.523916363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290.17330578048" calcext:value-type="float">
            <text:p>3290.173305780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/>
          <table:table-cell table:style-name="ce3" table:formula="of:=SQRT([.D45]*[.D45]+[.D46]*[.D46]+[.D47]*[.D47])" office:value-type="float" office:value="3634.48527745017" calcext:value-type="float">
            <text:p>3634.4852774502</text:p>
          </table:table-cell>
          <table:table-cell/>
          <table:table-cell table:style-name="ce3" table:formula="of:=SQRT([.F45]*[.F45]+[.F46]*[.F46]+[.F47]*[.F47])" office:value-type="float" office:value="0" calcext:value-type="float">
            <text:p>0</text:p>
          </table:table-cell>
          <table:table-cell/>
          <table:table-cell table:formula="of:=[.T46]/[.V46]" office:value-type="string" office:string-value="" calcext:value-type="error">
            <text:p>#DIV/0!</text:p>
          </table:table-cell>
          <table:table-cell table:formula="of:=[.T46]-[.V46]" office:value-type="float" office:value="3634.48527745017" calcext:value-type="float">
            <text:p>3634.4852774502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301.08063794959" calcext:value-type="float">
            <text:p>1301.080637949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0809631666255909" calcext:value-type="float">
            <text:p>-0.080963166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5.83225864711699" calcext:value-type="float">
            <text:p>5.832258647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/>
          <table:table-cell table:style-name="ce3" table:formula="of:=SQRT([.D48]*[.D48]+[.D49]*[.D49]+[.D50]*[.D50])" office:value-type="float" office:value="6.2033005548233" calcext:value-type="float">
            <text:p>6.2033005548</text:p>
          </table:table-cell>
          <table:table-cell/>
          <table:table-cell table:style-name="ce3" table:formula="of:=SQRT([.F48]*[.F48]+[.F49]*[.F49]+[.F50]*[.F50])" office:value-type="float" office:value="0" calcext:value-type="float">
            <text:p>0</text:p>
          </table:table-cell>
          <table:table-cell/>
          <table:table-cell table:formula="of:=[.T49]/[.V49]" office:value-type="string" office:string-value="" calcext:value-type="error">
            <text:p>#DIV/0!</text:p>
          </table:table-cell>
          <table:table-cell table:formula="of:=[.T49]-[.V49]" office:value-type="float" office:value="6.2033005548233" calcext:value-type="float">
            <text:p>6.2033005548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11166801658075" calcext:value-type="float">
            <text:p>2.111668016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9.6355716816914" calcext:value-type="float">
            <text:p>29.635571681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31.523918884781" calcext:value-type="float">
            <text:p>831.5239188848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831.523918884781" calcext:value-type="float">
            <text:p>-8.32E+00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290.17331360037" calcext:value-type="float">
            <text:p>3290.1733136004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290.17331360037" calcext:value-type="float">
            <text:p>-3.29E+0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301.0806164522" calcext:value-type="float">
            <text:p>1301.0806164522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1301.0806164522" calcext:value-type="float">
            <text:p>-1.30E+0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0809630952177519" calcext:value-type="float">
            <text:p>-0.0809630952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0809630952177519" calcext:value-type="float">
            <text:p>8.10E-00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5.83225886567162" calcext:value-type="float">
            <text:p>5.8322588657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5.83225886567162" calcext:value-type="float">
            <text:p>-5.83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2.11166741469894" calcext:value-type="float">
            <text:p>2.1116674147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2.11166741469894" calcext:value-type="float">
            <text:p>-2.11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9.6355716816913" calcext:value-type="float">
            <text:p>29.6355716817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29.6355716816913" calcext:value-type="float">
            <text:p>-2.96E+001</text:p>
          </table:table-cell>
          <table:table-cell table:number-columns-repeated="7"/>
        </table:table-row>
        <table:table-row table:style-name="ro1" table:number-rows-repeated="104850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After 120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Thrust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120 sec tol. 1e-14'.D4]" office:value-type="string" office:string-value="-0.6 km MOLA" calcext:value-type="string">
            <text:p>-0.6 km MOLA</text:p>
          </table:table-cell>
          <table:table-cell table:style-name="ce1" table:formula="of:=['After 120 sec tol. 1e-14'.E4]" office:value-type="string" office:string-value="TSI Order = " calcext:value-type="string">
            <text:p>TSI Order = </text:p>
          </table:table-cell>
          <table:table-cell table:style-name="ce1" table:formula="of:=['After 120 sec tol. 1e-14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Gravity" calcext:value-type="string">
            <text:p>Gravity</text:p>
          </table:table-cell>
          <table:table-cell/>
          <table:table-cell table:style-name="ce1" table:formula="of:=['After 120 sec tol. 1e-14'.C5]" office:value-type="string" office:string-value="Latitude = " calcext:value-type="string">
            <text:p>Latitude = </text:p>
          </table:table-cell>
          <table:table-cell table:style-name="ce1" table:formula="of:=['After 120 sec tol. 1e-14'.D5]" office:value-type="float" office:value="21" calcext:value-type="float">
            <text:p>21</text:p>
          </table:table-cell>
          <table:table-cell table:style-name="ce1" table:formula="of:=['After 120 sec tol. 1e-14'.E5]" office:value-type="string" office:string-value="Longitude = " calcext:value-type="string">
            <text:p>Longitude = </text:p>
          </table:table-cell>
          <table:table-cell table:style-name="ce1" table:formula="of:=['After 120 sec tol. 1e-14'.F5]" office:value-type="float" office:value="74.5" calcext:value-type="float">
            <text:p>74.5</text:p>
          </table:table-cell>
          <table:table-cell table:style-name="ce1" table:formula="of:=['After 120 sec tol. 1e-14'.G5]" office:value-type="string" office:string-value="FPA = " calcext:value-type="string">
            <text:p>FPA = </text:p>
          </table:table-cell>
          <table:table-cell table:style-name="ce1" table:formula="of:=['After 120 sec tol. 1e-14'.H5]" office:value-type="float" office:value="89" calcext:value-type="float">
            <text:p>89</text:p>
          </table:table-cell>
          <table:table-cell table:style-name="ce1" table:formula="of:=['After 120 sec tol. 1e-14'.I5]" office:value-type="string" office:string-value="Azimuth = " calcext:value-type="string">
            <text:p>Azimuth = </text:p>
          </table:table-cell>
          <table:table-cell table:style-name="ce1" table:formula="of:=['After 120 sec tol. 1e-14'.J5]" office:value-type="float" office:value="90" calcext:value-type="float">
            <text:p>90</text:p>
          </table:table-cell>
          <table:table-cell table:style-name="ce1" table:formula="of:=['After 120 sec tol. 1e-14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120 sec tol. 1e-14'.M5]"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ce1" table:formula="of:=['After 0.2 sec'.A6]" office:value-type="string" office:string-value="Dra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120 sec tol. 1e-14'.D6]" office:value-type="float" office:value="120" calcext:value-type="float">
            <text:p>12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31.523916363377" calcext:value-type="float">
            <text:p>831.5239163634</text:p>
          </table:table-cell>
          <table:table-cell/>
          <table:table-cell table:style-name="ce4" table:formula="of:=['After 120 sec tol. 1e-14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31.523916363377" calcext:value-type="float">
            <text:p>831.523916363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31.523918885053" calcext:value-type="float">
            <text:p>831.5239188851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31.523918885053" calcext:value-type="float">
            <text:p>-8.32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290.17330578049" calcext:value-type="float">
            <text:p>3290.1733057805</text:p>
          </table:table-cell>
          <table:table-cell/>
          <table:table-cell table:style-name="ce4" table:formula="of:=['After 120 sec tol. 1e-14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290.17330578049" calcext:value-type="float">
            <text:p>3290.17330578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290.17331360074" calcext:value-type="float">
            <text:p>3290.1733136007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290.17331360074" calcext:value-type="float">
            <text:p>-3.29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301.08063794959" calcext:value-type="float">
            <text:p>1301.0806379496</text:p>
          </table:table-cell>
          <table:table-cell/>
          <table:table-cell table:style-name="ce4" table:formula="of:=['After 120 sec tol. 1e-14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301.08063794959" calcext:value-type="float">
            <text:p>1301.080637949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301.08061645119" calcext:value-type="float">
            <text:p>1301.0806164512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301.08061645119" calcext:value-type="float">
            <text:p>-1.30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0809631666255675" calcext:value-type="float">
            <text:p>-0.0809631666</text:p>
          </table:table-cell>
          <table:table-cell/>
          <table:table-cell table:style-name="ce4" table:formula="of:=['After 120 sec tol. 1e-14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0809631666255675" calcext:value-type="float">
            <text:p>-0.080963166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0809630952103923" calcext:value-type="float">
            <text:p>-0.0809630952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0809630952103923" calcext:value-type="float">
            <text:p>8.10E-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5.83225864711703" calcext:value-type="float">
            <text:p>5.8322586471</text:p>
          </table:table-cell>
          <table:table-cell/>
          <table:table-cell table:style-name="ce4" table:formula="of:=['After 120 sec tol. 1e-14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5.83225864711703" calcext:value-type="float">
            <text:p>5.832258647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5.83225886568108" calcext:value-type="float">
            <text:p>5.8322588657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5.83225886568108" calcext:value-type="float">
            <text:p>-5.83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2.11166801658077" calcext:value-type="float">
            <text:p>2.1116680166</text:p>
          </table:table-cell>
          <table:table-cell/>
          <table:table-cell table:style-name="ce4" table:formula="of:=['After 120 sec tol. 1e-14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2.11166801658077" calcext:value-type="float">
            <text:p>2.111668016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2.11166741467023" calcext:value-type="float">
            <text:p>2.1116674147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2.11166741467023" calcext:value-type="float">
            <text:p>-2.11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9.6355716816913" calcext:value-type="float">
            <text:p>29.6355716817</text:p>
          </table:table-cell>
          <table:table-cell/>
          <table:table-cell table:style-name="ce4" table:formula="of:=['After 120 sec tol. 1e-14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9.6355716816913" calcext:value-type="float">
            <text:p>29.635571681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9.6355716816917" calcext:value-type="float">
            <text:p>29.635571681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9.6355716816917" calcext:value-type="float">
            <text:p>-2.96E+001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120 sec tol. 1e-14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49" calcext:value-type="float">
            <text:p>49</text:p>
          </table:table-cell>
          <table:table-cell/>
          <table:table-cell table:style-name="ce1" table:formula="of:=['After 120 sec tol. 1e-8'.F17]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3" calcext:value-type="float">
            <text:p>0.03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31.523916363377" calcext:value-type="float">
            <text:p>831.5239163634</text:p>
          </table:table-cell>
          <table:table-cell/>
          <table:table-cell table:style-name="ce3" office:value-type="float" office:value="831.523918885053" calcext:value-type="float">
            <text:p>831.5239188851</text:p>
          </table:table-cell>
          <table:table-cell/>
          <table:table-cell table:style-name="ce3" office:value-type="float" office:value="0.999999996967404" calcext:value-type="float">
            <text:p>0.999999997</text:p>
          </table:table-cell>
          <table:table-cell table:style-name="ce3" office:value-type="float" office:value="-0.0000025216758103852" calcext:value-type="float">
            <text:p>-2.5216758103852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290.17330578049" calcext:value-type="float">
            <text:p>3290.1733057805</text:p>
          </table:table-cell>
          <table:table-cell/>
          <table:table-cell table:style-name="ce3" office:value-type="float" office:value="3290.17331360074" calcext:value-type="float">
            <text:p>3290.1733136007</text:p>
          </table:table-cell>
          <table:table-cell/>
          <table:table-cell table:style-name="ce3" office:value-type="float" office:value="0.999999997623151" calcext:value-type="float">
            <text:p>0.9999999976</text:p>
          </table:table-cell>
          <table:table-cell table:style-name="ce3" office:value-type="float" office:value="-0.00000782024562795414" calcext:value-type="float">
            <text:p>-7.82024562795414E-0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301.08063794959" calcext:value-type="float">
            <text:p>1301.0806379496</text:p>
          </table:table-cell>
          <table:table-cell/>
          <table:table-cell table:style-name="ce3" office:value-type="float" office:value="1301.08061645119" calcext:value-type="float">
            <text:p>1301.0806164512</text:p>
          </table:table-cell>
          <table:table-cell/>
          <table:table-cell table:style-name="ce3" office:value-type="float" office:value="1.0000000165235" calcext:value-type="float">
            <text:p>1.0000000165</text:p>
          </table:table-cell>
          <table:table-cell table:style-name="ce3" office:value-type="float" office:value="0.0000214984013382491" calcext:value-type="float">
            <text:p>2.14984013382491E-00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0809631666255675" calcext:value-type="float">
            <text:p>-0.0809631666</text:p>
          </table:table-cell>
          <table:table-cell/>
          <table:table-cell table:style-name="ce3" office:value-type="float" office:value="-0.0809630952103923" calcext:value-type="float">
            <text:p>-0.0809630952</text:p>
          </table:table-cell>
          <table:table-cell/>
          <table:table-cell table:style-name="ce3" office:value-type="float" office:value="1.00000088207071" calcext:value-type="float">
            <text:p>1.0000008821</text:p>
          </table:table-cell>
          <table:table-cell table:style-name="ce3" office:value-type="float" office:value="-0.000000071415175273426" calcext:value-type="float">
            <text:p>-7.1415175273426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5.83225864711703" calcext:value-type="float">
            <text:p>5.8322586471</text:p>
          </table:table-cell>
          <table:table-cell/>
          <table:table-cell table:style-name="ce3" office:value-type="float" office:value="5.83225886568108" calcext:value-type="float">
            <text:p>5.8322588657</text:p>
          </table:table-cell>
          <table:table-cell/>
          <table:table-cell table:style-name="ce3" office:value-type="float" office:value="0.999999962524974" calcext:value-type="float">
            <text:p>0.9999999625</text:p>
          </table:table-cell>
          <table:table-cell table:style-name="ce3" office:value-type="float" office:value="-0.000000218564051301939" calcext:value-type="float">
            <text:p>-2.18564051301939E-00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11166801658077" calcext:value-type="float">
            <text:p>2.1116680166</text:p>
          </table:table-cell>
          <table:table-cell/>
          <table:table-cell table:style-name="ce3" office:value-type="float" office:value="2.11166741467023" calcext:value-type="float">
            <text:p>2.1116674147</text:p>
          </table:table-cell>
          <table:table-cell/>
          <table:table-cell table:style-name="ce3" office:value-type="float" office:value="1.00000028504041" calcext:value-type="float">
            <text:p>1.000000285</text:p>
          </table:table-cell>
          <table:table-cell table:style-name="ce3" office:value-type="float" office:value="0.000000601910541409012" calcext:value-type="float">
            <text:p>6.01910541409012E-00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9.6355716816913" calcext:value-type="float">
            <text:p>29.6355716817</text:p>
          </table:table-cell>
          <table:table-cell/>
          <table:table-cell table:style-name="ce3" office:value-type="float" office:value="29.6355716816917" calcext:value-type="float">
            <text:p>29.6355716817</text:p>
          </table:table-cell>
          <table:table-cell/>
          <table:table-cell table:style-name="ce3" office:value-type="float" office:value="0.999999999999988" calcext:value-type="float">
            <text:p>1</text:p>
          </table:table-cell>
          <table:table-cell table:style-name="ce3" office:value-type="float" office:value="-0.00000000000035171865420125" calcext:value-type="float">
            <text:p>-3.5171865420125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78" calcext:value-type="float">
            <text:p>7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31.523916363377" calcext:value-type="float">
            <text:p>831.523916363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31.523918885053" calcext:value-type="float">
            <text:p>831.5239188851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831.523918885053" calcext:value-type="float">
            <text:p>-8.32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290.17330578049" calcext:value-type="float">
            <text:p>3290.173305780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290.17331360074" calcext:value-type="float">
            <text:p>3290.1733136007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3290.17331360074" calcext:value-type="float">
            <text:p>-3.29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301.08063794959" calcext:value-type="float">
            <text:p>1301.080637949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301.08061645119" calcext:value-type="float">
            <text:p>1301.0806164512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1301.08061645119" calcext:value-type="float">
            <text:p>-1.30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0809631666255675" calcext:value-type="float">
            <text:p>-0.080963166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0809630952103923" calcext:value-type="float">
            <text:p>-0.0809630952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0809630952103923" calcext:value-type="float">
            <text:p>8.10E-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5.83225864711703" calcext:value-type="float">
            <text:p>5.832258647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5.83225886568108" calcext:value-type="float">
            <text:p>5.8322588657</text:p>
          </table:table-cell>
          <table:table-cell/>
          <table:table-cell table:formula="of:=[.M37]/[.O37]" office:value-type="float" office:value="0" calcext:value-type="float">
            <text:p>0</text:p>
          </table:table-cell>
          <table:table-cell table:formula="of:=[.M37]-[.O37]" office:value-type="float" office:value="-5.83225886568108" calcext:value-type="float">
            <text:p>-5.8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11166801658077" calcext:value-type="float">
            <text:p>2.111668016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2.11166741467023" calcext:value-type="float">
            <text:p>2.1116674147</text:p>
          </table:table-cell>
          <table:table-cell/>
          <table:table-cell table:formula="of:=[.M38]/[.O38]" office:value-type="float" office:value="0" calcext:value-type="float">
            <text:p>0</text:p>
          </table:table-cell>
          <table:table-cell table:formula="of:=[.M38]-[.O38]" office:value-type="float" office:value="-2.11166741467023" calcext:value-type="float">
            <text:p>-2.11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9.6355716816913" calcext:value-type="float">
            <text:p>29.635571681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9.6355716816917" calcext:value-type="float">
            <text:p>29.6355716817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29.6355716816917" calcext:value-type="float">
            <text:p>-2.96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31.523916363377" calcext:value-type="float">
            <text:p>831.523916363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290.17330578049" calcext:value-type="float">
            <text:p>3290.173305780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301.08063794959" calcext:value-type="float">
            <text:p>1301.080637949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0809631666255675" calcext:value-type="float">
            <text:p>-0.080963166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5.83225864711703" calcext:value-type="float">
            <text:p>5.832258647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2.11166801658077" calcext:value-type="float">
            <text:p>2.111668016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9.6355716816913" calcext:value-type="float">
            <text:p>29.635571681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120 sec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31.523918885053" calcext:value-type="float">
            <text:p>831.5239188851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831.523918885053" calcext:value-type="float">
            <text:p>-8.32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290.17331360074" calcext:value-type="float">
            <text:p>3290.1733136007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290.17331360074" calcext:value-type="float">
            <text:p>-3.29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301.08061645119" calcext:value-type="float">
            <text:p>1301.0806164512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1301.08061645119" calcext:value-type="float">
            <text:p>-1.30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0809630952103923" calcext:value-type="float">
            <text:p>-0.0809630952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0809630952103923" calcext:value-type="float">
            <text:p>8.10E-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5.83225886568108" calcext:value-type="float">
            <text:p>5.8322588657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5.83225886568108" calcext:value-type="float">
            <text:p>-5.83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2.11166741467023" calcext:value-type="float">
            <text:p>2.1116674147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2.11166741467023" calcext:value-type="float">
            <text:p>-2.11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9.6355716816917" calcext:value-type="float">
            <text:p>29.6355716817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29.6355716816917" calcext:value-type="float">
            <text:p>-2.96E+001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4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5">00/00/0000</text:date>, <text:time style:data-style-name="N2" text:time-value="09:50:49.6429361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8-25T15:00:46.690755120</dc:date>
    <dc:creator>Stacha Petrovic</dc:creator>
    <meta:editing-duration>P61DT21M28S</meta:editing-duration>
    <meta:editing-cycles>1118</meta:editing-cycles>
    <meta:document-statistic meta:table-count="8" meta:cell-count="3093" meta:object-count="0"/>
    <meta:user-defined meta:name="qrichtext">1</meta:user-defined>
  </office:meta>
</office:document-meta>
</file>